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/>
    <style:font-face style:name="Helvetica1" svg:font-family="Helvetica"/>
    <style:font-face style:name="Courier" svg:font-family="Courier" style:font-pitch="variable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8cm" fo:min-width="5.77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8cm" fo:min-width="6.877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8cm" fo:min-width="15.09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51cm" fo:min-width="13.21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4.278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1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6.14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3cm" fo:min-width="4.43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488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96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2.927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3.248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6.876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749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0.53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7.042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09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.248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4.429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15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.777cm" fo:padding-top="0cm" fo:padding-bottom="0cm" fo:padding-left="0cm" fo:padding-right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0.80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11.10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9cm" fo:min-width="16.368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4.768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73cm" fo:min-width="6.009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8.583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5.704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6.893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276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0.928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041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.379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4.662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4.831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27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86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26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498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4.285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88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832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6.537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1.436cm" fo:padding-top="0cm" fo:padding-bottom="0cm" fo:padding-left="0cm" fo:padding-right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13.718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14.34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4.354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3cm" fo:min-width="3.114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076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05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1.983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6.293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6.987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6.767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3.045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931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6.872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4.336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72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277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1.11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503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969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764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422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18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0.615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319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223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88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2.117cm" fo:min-width="7.728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766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542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486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.604cm" fo:padding-top="0cm" fo:padding-bottom="0cm" fo:padding-left="0cm" fo:padding-right="0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9.104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9.006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73cm" fo:min-width="10.657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111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3.388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1.127cm" fo:padding-top="0cm" fo:padding-bottom="0cm" fo:padding-left="0cm" fo:padding-right="0cm"/>
    </style:style>
    <style:style style:name="gr87" style:family="graphic" style:parent-style-name="standard">
      <style:graphic-properties draw:stroke="solid" svg:stroke-width="0.02cm" svg:stroke-color="#000000" draw:stroke-linejoin="miter" svg:stroke-linecap="butt" draw:fill="none" fo:padding-top="0.01cm" fo:padding-bottom="0.01cm" fo:padding-left="0.01cm" fo:padding-right="0.01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3.841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012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469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56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7.368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5.416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288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806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.269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688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441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595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899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5.455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8.57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058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3.9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338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257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9.404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513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793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.036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569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225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725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855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558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2.944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274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251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539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971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034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89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.417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385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7.034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172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1.703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782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3.439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5.81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5.67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113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.13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114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622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744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134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155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6.923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122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73cm" fo:min-width="5.222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037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704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881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73cm" fo:min-width="5.002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316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244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02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465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693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0.797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4.239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033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6.276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7pt" style:font-size-asian="17pt" style:font-size-complex="17pt"/>
    </style:style>
    <style:style style:name="P4" style:family="paragraph">
      <loext:graphic-properties draw:fill="none"/>
      <style:text-properties fo:font-size="15pt" style:font-size-asian="15pt" style:font-size-complex="15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text-properties fo:font-size="15pt" style:font-size-asian="15pt" style:font-size-complex="15pt"/>
    </style:style>
    <style:style style:name="P8" style:family="paragraph">
      <loext:graphic-properties draw:fill="none" draw:fill-color="#ffffff"/>
      <style:text-properties fo:font-size="15pt" style:font-size-asian="24pt" style:font-size-complex="24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3pt" style:font-size-asian="13pt" style:font-size-complex="13pt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loext:graphic-properties draw:fill="none"/>
    </style:style>
    <style:style style:name="T1" style:family="text">
      <style:text-properties fo:color="#000000" style:font-name="Helvetica1" fo:font-size="17pt" fo:font-weight="bold" style:font-size-asian="17pt" style:font-name-complex="Helvetica1" style:font-size-complex="17pt" style:font-weight-complex="bold"/>
    </style:style>
    <style:style style:name="T2" style:family="text">
      <style:text-properties fo:color="#000000" style:font-name="Helvetica1" fo:font-size="17pt" style:font-size-asian="17pt" style:font-name-complex="Helvetica1" style:font-size-complex="17pt"/>
    </style:style>
    <style:style style:name="T3" style:family="text">
      <style:text-properties fo:color="#000000" style:font-name="Helvetica1" fo:font-size="15pt" fo:font-weight="bold" style:font-size-asian="15pt" style:font-name-complex="Helvetica1" style:font-size-complex="15pt" style:font-weight-complex="bold"/>
    </style:style>
    <style:style style:name="T4" style:family="text">
      <style:text-properties fo:color="#000000" style:font-name="Helvetica1" fo:font-size="12pt" style:font-size-asian="12pt" style:font-name-complex="Helvetica1" style:font-size-complex="12pt"/>
    </style:style>
    <style:style style:name="T5" style:family="text">
      <style:text-properties fo:color="#000000" style:font-name="Helvetica1" fo:font-size="16pt" fo:font-weight="bold" style:font-size-asian="16pt" style:font-name-complex="Helvetica1" style:font-size-complex="16pt" style:font-weight-complex="bold"/>
    </style:style>
    <style:style style:name="T6" style:family="text">
      <style:text-properties fo:color="#000000" style:font-name="Courier1" fo:font-size="12pt" style:font-size-asian="12pt" style:font-name-complex="Courier1" style:font-size-complex="12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5pt" style:font-size-asian="24pt" style:font-size-complex="24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800000" style:font-name="Helvetica1" fo:font-size="12pt" style:font-size-asian="12pt" style:font-name-complex="Helvetica1" style:font-size-complex="12pt"/>
    </style:style>
    <style:style style:name="T1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1cm" svg:height="29.704cm" svg:x="0.004cm" svg:y="-0.003cm" svg:viewBox="0 0 20992 29705" draw:points="0,0 20992,0 20992,29705 0,29705">
          <text:p/>
        </draw:polygon>
        <draw:polygon draw:style-name="gr1" draw:text-style-name="P1" draw:layer="layout" svg:width="20.991cm" svg:height="29.704cm" svg:x="0.004cm" svg:y="-0.003cm" svg:viewBox="0 0 20992 29705" draw:points="0,0 20992,0 20992,29705 0,29705">
          <text:p/>
        </draw:polygon>
        <draw:frame draw:style-name="gr2" draw:text-style-name="P3" draw:layer="layout" svg:width="5.772cm" svg:height="0.78cm" svg:x="2.005cm" svg:y="2.001cm">
          <draw:text-box>
            <text:p text:style-name="P2"><text:span text:style-name="T1">Nom </text:span><text:span text:style-name="T1">1 : <text:s text:c="2"/></text:span><text:span text:style-name="T1">Mas </text:span><text:span text:style-name="T1">Lucas</text:span></text:p>
          </draw:text-box>
        </draw:frame>
        <draw:frame draw:style-name="gr3" draw:text-style-name="P3" draw:layer="layout" svg:width="6.877cm" svg:height="0.78cm" svg:x="10.755cm" svg:y="2.001cm">
          <draw:text-box>
            <text:p text:style-name="P2"><text:span text:style-name="T1">Nom </text:span><text:span text:style-name="T1">2 : </text:span><text:span text:style-name="T1">Meghe</text:span><text:span text:style-name="T1">rat </text:span><text:span text:style-name="T1">Adam</text:span></text:p>
          </draw:text-box>
        </draw:frame>
        <draw:frame draw:style-name="gr4" draw:text-style-name="P3" draw:layer="layout" svg:width="15.098cm" svg:height="0.78cm" svg:x="2.973cm" svg:y="3.412cm">
          <draw:text-box>
            <text:p text:style-name="P2"><text:span text:style-name="T1">TP </text:span><text:span text:style-name="T1">Synch</text:span><text:span text:style-name="T1">ronisa</text:span><text:span text:style-name="T1">tion </text:span><text:span text:style-name="T1">des </text:span><text:span text:style-name="T1">proces</text:span><text:span text:style-name="T1">sus, </text:span><text:span text:style-name="T1">tubes </text:span><text:span text:style-name="T1">et </text:span><text:span text:style-name="T1">signau</text:span><text:span text:style-name="T1">x</text:span></text:p>
          </draw:text-box>
        </draw:frame>
        <draw:frame draw:style-name="gr5" draw:text-style-name="P3" draw:layer="layout" svg:width="13.218cm" svg:height="0.751cm" svg:x="3.938cm" svg:y="4.118cm">
          <draw:text-box>
            <text:p text:style-name="P2"><text:span text:style-name="T2">Module </text:span><text:span text:style-name="T2">F.A.R. </text:span><text:span text:style-name="T2">IG3 _ </text:span><text:span text:style-name="T2">Feuille </text:span><text:span text:style-name="T2">à </text:span><text:span text:style-name="T2">rendre </text:span><text:span text:style-name="T2">en fin </text:span><text:span text:style-name="T2">de TP</text:span></text:p>
          </draw:text-box>
        </draw:frame>
        <draw:frame draw:style-name="gr6" draw:text-style-name="P4" draw:layer="layout" svg:width="4.278cm" svg:height="0.687cm" svg:x="2.005cm" svg:y="5.349cm">
          <draw:text-box>
            <text:p text:style-name="P2"><text:span text:style-name="T3">0 - </text:span><text:span text:style-name="T3">Echauff</text:span><text:span text:style-name="T3">ement</text:span></text:p>
          </draw:text-box>
        </draw:frame>
        <draw:frame draw:style-name="gr7" draw:text-style-name="P5" draw:layer="layout" svg:width="17.1cm" svg:height="0.53cm" svg:x="2.005cm" svg:y="6.438cm">
          <draw:text-box>
            <text:p text:style-name="P2"><text:span text:style-name="T4">Chargez </text:span><text:span text:style-name="T4">les fichiers </text:span><text:span text:style-name="T4">du <text:s/>TP </text:span><text:span text:style-name="T4">depuis </text:span><text:span text:style-name="T4">Moodle </text:span><text:span text:style-name="T4">sur <text:s/>votre </text:span><text:span text:style-name="T4">machine </text:span><text:span text:style-name="T4">dans un <text:s/></text:span><text:span text:style-name="T4">dossier <text:s/></text:span><text:span text:style-name="T4">spécifique </text:span></text:p>
          </draw:text-box>
        </draw:frame>
        <draw:frame draw:style-name="gr8" draw:text-style-name="P5" draw:layer="layout" svg:width="16.144cm" svg:height="0.53cm" svg:x="2.005cm" svg:y="6.932cm">
          <draw:text-box>
            <text:p text:style-name="P2"><text:span text:style-name="T4">que vous </text:span><text:span text:style-name="T4">rangerez </text:span><text:span text:style-name="T4">au bon </text:span><text:span text:style-name="T4">endroit, </text:span><text:span text:style-name="T4">puis </text:span><text:span text:style-name="T4">ouvrez un </text:span><text:span text:style-name="T4">terminal </text:span><text:span text:style-name="T4">positionné </text:span><text:span text:style-name="T4">dans le </text:span><text:span text:style-name="T4">dossier.</text:span></text:p>
          </draw:text-box>
        </draw:frame>
        <draw:frame draw:style-name="gr9" draw:text-style-name="P6" draw:layer="layout" svg:width="4.439cm" svg:height="0.73cm" svg:x="2.005cm" svg:y="7.926cm">
          <draw:text-box>
            <text:p text:style-name="P2"><text:span text:style-name="T5">I - </text:span><text:span text:style-name="T5">C’est </text:span><text:span text:style-name="T5">du </text:span><text:span text:style-name="T5">lourd</text:span></text:p>
          </draw:text-box>
        </draw:frame>
        <draw:frame draw:style-name="gr10" draw:text-style-name="P5" draw:layer="layout" svg:width="1.488cm" svg:height="0.53cm" svg:x="2.005cm" svg:y="9.084cm">
          <draw:text-box>
            <text:p text:style-name="P2"><text:span text:style-name="T4">Ouvrez </text:span></text:p>
          </draw:text-box>
        </draw:frame>
        <draw:frame draw:style-name="gr11" draw:text-style-name="P5" draw:layer="layout" svg:width="2.796cm" svg:height="0.471cm" svg:x="3.529cm" svg:y="9.14cm">
          <draw:text-box>
            <text:p text:style-name="P2"><text:span text:style-name="T6">cpt-</text:span><text:span text:style-name="T6">lourd.c</text:span></text:p>
          </draw:text-box>
        </draw:frame>
        <draw:frame draw:style-name="gr12" draw:text-style-name="P5" draw:layer="layout" svg:width="12.927cm" svg:height="0.53cm" svg:x="6.309cm" svg:y="9.084cm">
          <draw:text-box>
            <text:p text:style-name="P2"><text:span text:style-name="T4"><text:s/></text:span><text:span text:style-name="T4">dans un <text:s/></text:span><text:span text:style-name="T4">éditeur <text:s/>de </text:span><text:span text:style-name="T4">code </text:span><text:span text:style-name="T4">(sublime </text:span><text:span text:style-name="T4">text par <text:s/></text:span><text:span text:style-name="T4">exemple, </text:span><text:span text:style-name="T4">s’il <text:s/>n’est <text:s/></text:span><text:span text:style-name="T4">pas </text:span></text:p>
          </draw:text-box>
        </draw:frame>
        <draw:frame draw:style-name="gr13" draw:text-style-name="P5" draw:layer="layout" svg:width="13.248cm" svg:height="0.53cm" svg:x="2.005cm" svg:y="9.578cm">
          <draw:text-box>
            <text:p text:style-name="P2"><text:span text:style-name="T4">sur votre </text:span><text:span text:style-name="T4">machine, </text:span><text:span text:style-name="T4">télécharge</text:span><text:span text:style-name="T4">z la </text:span><text:span text:style-name="T4">version 2 </text:span><text:span text:style-name="T4">-- gratuite </text:span><text:span text:style-name="T4">pour votre </text:span><text:span text:style-name="T4">S.E.).</text:span></text:p>
          </draw:text-box>
        </draw:frame>
        <draw:frame draw:style-name="gr14" draw:text-style-name="P5" draw:layer="layout" svg:width="16.876cm" svg:height="0.53cm" svg:x="2.005cm" svg:y="10.566cm">
          <draw:text-box>
            <text:p text:style-name="P2"><text:span text:style-name="T4">Répondez </text:span><text:span text:style-name="T4">aux </text:span><text:span text:style-name="T4">questions </text:span><text:span text:style-name="T4">suivantes </text:span><text:span text:style-name="T4">SANS </text:span><text:span text:style-name="T4">COMPILE</text:span><text:span text:style-name="T4">R ET </text:span><text:span text:style-name="T4">EXECUT</text:span><text:span text:style-name="T4">ER le </text:span><text:span text:style-name="T4">programm</text:span><text:span text:style-name="T4">e (ne </text:span></text:p>
          </draw:text-box>
        </draw:frame>
        <draw:frame draw:style-name="gr15" draw:text-style-name="P5" draw:layer="layout" svg:width="3.749cm" svg:height="0.53cm" svg:x="2.005cm" svg:y="11.059cm">
          <draw:text-box>
            <text:p text:style-name="P2"><text:span text:style-name="T4">pas </text:span><text:span text:style-name="T4">tricher, </text:span><text:span text:style-name="T4">merci ;) </text:span></text:p>
          </draw:text-box>
        </draw:frame>
        <draw:frame draw:style-name="gr16" draw:text-style-name="P5" draw:layer="layout" svg:width="10.53cm" svg:height="0.53cm" svg:x="2.005cm" svg:y="12.047cm">
          <draw:text-box>
            <text:p text:style-name="P2"><text:span text:style-name="T4">1) </text:span><text:span text:style-name="T4">combien </text:span><text:span text:style-name="T4">de </text:span><text:span text:style-name="T4">processus </text:span><text:span text:style-name="T4">sont créés </text:span><text:span text:style-name="T4">par ce </text:span><text:span text:style-name="T4">programm</text:span><text:span text:style-name="T4">e </text:span></text:p>
          </draw:text-box>
        </draw:frame>
        <draw:frame draw:style-name="gr17" draw:text-style-name="P5" draw:layer="layout" svg:width="7.042cm" svg:height="0.53cm" svg:x="2.005cm" svg:y="15.011cm">
          <draw:text-box>
            <text:p text:style-name="P2"><text:span text:style-name="T4">2) Quel </text:span><text:span text:style-name="T4">est le but </text:span><text:span text:style-name="T4">de ce </text:span><text:span text:style-name="T4">programm</text:span><text:span text:style-name="T4">e ?</text:span></text:p>
          </draw:text-box>
        </draw:frame>
        <draw:frame draw:style-name="gr18" draw:text-style-name="P5" draw:layer="layout" svg:width="17.096cm" svg:height="0.53cm" svg:x="2.005cm" svg:y="18.468cm">
          <draw:text-box>
            <text:p text:style-name="P2"><text:span text:style-name="T4">3) Que va-</text:span><text:span text:style-name="T4">t-il se </text:span><text:span text:style-name="T4">passer <text:s/></text:span><text:span text:style-name="T4">lors de </text:span><text:span text:style-name="T4">l’exécutio</text:span><text:span text:style-name="T4">n, c’est-à-</text:span><text:span text:style-name="T4">dire que </text:span><text:span text:style-name="T4">va <text:s/></text:span><text:span text:style-name="T4">produire </text:span><text:span text:style-name="T4">l’exécutio</text:span><text:span text:style-name="T4">n <text:s/>de ce </text:span></text:p>
          </draw:text-box>
        </draw:frame>
        <draw:frame draw:style-name="gr19" draw:text-style-name="P5" draw:layer="layout" svg:width="4.248cm" svg:height="0.53cm" svg:x="2.499cm" svg:y="18.962cm">
          <draw:text-box>
            <text:p text:style-name="P2"><text:span text:style-name="T4">programm</text:span><text:span text:style-name="T4">e à l’écran </text:span><text:span text:style-name="T4">?</text:span></text:p>
          </draw:text-box>
        </draw:frame>
        <draw:frame draw:style-name="gr20" draw:text-style-name="P5" draw:layer="layout" svg:width="14.429cm" svg:height="0.53cm" svg:x="2.005cm" svg:y="21.925cm">
          <draw:text-box>
            <text:p text:style-name="P2"><text:span text:style-name="T4">Ca y est, </text:span><text:span text:style-name="T4">vous avez </text:span><text:span text:style-name="T4">enfin le </text:span><text:span text:style-name="T4">droit de </text:span><text:span text:style-name="T4">compiler </text:span><text:span text:style-name="T4">le </text:span><text:span text:style-name="T4">programm</text:span><text:span text:style-name="T4">e et de </text:span><text:span text:style-name="T4">l’exécuter. </text:span></text:p>
          </draw:text-box>
        </draw:frame>
        <draw:frame draw:style-name="gr21" draw:text-style-name="P5" draw:layer="layout" svg:width="17.151cm" svg:height="0.53cm" svg:x="2.005cm" svg:y="22.913cm">
          <draw:text-box>
            <text:p text:style-name="P2"><text:span text:style-name="T4">4) Etes-</text:span><text:span text:style-name="T4">vous <text:s/></text:span><text:span text:style-name="T4">surpris du <text:s/></text:span><text:span text:style-name="T4">résultat <text:s/></text:span><text:span text:style-name="T4">de </text:span><text:span text:style-name="T4">l’exécutio</text:span><text:span text:style-name="T4">n <text:s/>du <text:s/></text:span><text:span text:style-name="T4">programm</text:span><text:span text:style-name="T4">e ? </text:span><text:span text:style-name="T4">pourquoi ? </text:span><text:span text:style-name="T4">expliquez </text:span><text:span text:style-name="T4">ce </text:span></text:p>
          </draw:text-box>
        </draw:frame>
        <draw:frame draw:style-name="gr22" draw:text-style-name="P5" draw:layer="layout" svg:width="4.777cm" svg:height="0.53cm" svg:x="2.499cm" svg:y="23.407cm">
          <draw:text-box>
            <text:p text:style-name="P2"><text:span text:style-name="T4">qui ne </text:span><text:span text:style-name="T4">marche </text:span><text:span text:style-name="T4">pas bien : </text:span></text:p>
          </draw:text-box>
        </draw:frame>
        <draw:frame draw:style-name="gr23" draw:text-style-name="P7" draw:layer="layout" svg:width="0.802cm" svg:height="0.585cm" svg:x="3.3cm" svg:y="13.2cm">
          <draw:text-box>
            <text:p><text:span text:style-name="T7">500</text:span></text:p>
          </draw:text-box>
        </draw:frame>
        <draw:frame draw:style-name="gr24" draw:text-style-name="P7" draw:layer="layout" svg:width="17.7cm" svg:height="0.6cm" svg:x="2.4cm" svg:y="16cm">
          <draw:text-box>
            <text:p><text:span text:style-name="T7">Créer </text:span><text:span text:style-name="T7">des </text:span><text:span text:style-name="T7">processu</text:span><text:span text:style-name="T7">s fils, </text:span><text:span text:style-name="T7">afficher </text:span><text:span text:style-name="T7">leur </text:span><text:span text:style-name="T7">numéro, </text:span><text:span text:style-name="T7">incrémen</text:span><text:span text:style-name="T7">ter un </text:span><text:span text:style-name="T7">entier </text:span><text:span text:style-name="T7">puis </text:span><text:span text:style-name="T7">l’afficher</text:span></text:p>
          </draw:text-box>
        </draw:frame>
        <draw:frame draw:style-name="gr25" draw:text-style-name="P8" draw:layer="layout" svg:width="17.3cm" svg:height="0.7cm" svg:x="2.4cm" svg:y="16.9cm">
          <draw:text-box>
            <text:p><text:span text:style-name="T8">Une fois </text:span><text:span text:style-name="T8">tout les </text:span><text:span text:style-name="T8">processu</text:span><text:span text:style-name="T8">s fils </text:span><text:span text:style-name="T8">fini, on </text:span><text:span text:style-name="T8">affiche la </text:span><text:span text:style-name="T8">somme </text:span><text:span text:style-name="T8">dans le </text:span><text:span text:style-name="T8">processu</text:span><text:span text:style-name="T8">s père</text:span></text:p>
          </draw:text-box>
        </draw:frame>
        <draw:frame draw:style-name="gr26" draw:text-style-name="P9" draw:layer="layout" svg:width="0.002cm" svg:height="0.937cm" svg:x="-3.051cm" svg:y="0cm">
          <draw:text-box>
            <text:p/>
          </draw:text-box>
        </draw:frame>
        <draw:frame draw:style-name="gr27" draw:text-style-name="P7" draw:layer="layout" svg:width="11.102cm" svg:height="0.585cm" svg:x="3.2cm" svg:y="20.2cm">
          <draw:text-box>
            <text:p><text:span text:style-name="T7">La </text:span><text:span text:style-name="T7">somme </text:span><text:span text:style-name="T7">va être à </text:span><text:span text:style-name="T7">1 dans </text:span><text:span text:style-name="T7">les fils et </text:span><text:span text:style-name="T7">à 0 dans </text:span><text:span text:style-name="T7">le père</text:span></text:p>
          </draw:text-box>
        </draw:frame>
        <draw:frame draw:style-name="gr28" draw:text-style-name="P7" draw:layer="layout" svg:width="16.368cm" svg:height="1.169cm" svg:x="3.1cm" svg:y="24.7cm">
          <draw:text-box>
            <text:p><text:span text:style-name="T7">La </text:span><text:span text:style-name="T7">somme </text:span><text:span text:style-name="T7">est copié </text:span><text:span text:style-name="T7">dans un </text:span><text:span text:style-name="T7">autre </text:span><text:span text:style-name="T7">espace </text:span><text:span text:style-name="T7">mémoire </text:span><text:span text:style-name="T7">pour </text:span><text:span text:style-name="T7">chaque </text:span><text:span text:style-name="T7">processu</text:span><text:span text:style-name="T7">s </text:span></text:p>
            <text:p><text:span text:style-name="T7">donc elle </text:span><text:span text:style-name="T7">est </text:span><text:span text:style-name="T7">incrémen</text:span><text:span text:style-name="T7">te qu’une </text:span><text:span text:style-name="T7">fois pour </text:span><text:span text:style-name="T7">chaque </text:span><text:span text:style-name="T7">fils et </text:span><text:span text:style-name="T7">zéro fois </text:span><text:span text:style-name="T7">pour le </text:span><text:span text:style-name="T7">père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0.991cm" svg:height="29.704cm" svg:x="0.004cm" svg:y="-0.003cm" svg:viewBox="0 0 20992 29705" draw:points="0,0 20992,0 20992,29705 0,29705">
          <text:p/>
        </draw:polygon>
        <draw:polygon draw:style-name="gr1" draw:text-style-name="P1" draw:layer="layout" svg:width="20.991cm" svg:height="29.704cm" svg:x="0.004cm" svg:y="-0.003cm" svg:viewBox="0 0 20992 29705" draw:points="0,0 20992,0 20992,29705 0,29705">
          <text:p/>
        </draw:polygon>
        <draw:frame draw:style-name="gr29" draw:text-style-name="P5" draw:layer="layout" svg:width="14.768cm" svg:height="0.53cm" svg:x="2.005cm" svg:y="1.993cm">
          <draw:text-box>
            <text:p text:style-name="P2"><text:span text:style-name="T4">5) </text:span><text:span text:style-name="T4">Pourquoi </text:span><text:span text:style-name="T4">c’est </text:span><text:span text:style-name="T4">toujours la </text:span><text:span text:style-name="T4">ligne du </text:span><text:span text:style-name="T4">processus </text:span><text:span text:style-name="T4">père qui </text:span><text:span text:style-name="T4">s’affiche </text:span><text:span text:style-name="T4">en </text:span><text:span text:style-name="T4">dernier ? </text:span></text:p>
          </draw:text-box>
        </draw:frame>
        <draw:frame draw:style-name="gr30" draw:text-style-name="P6" draw:layer="layout" svg:width="6.009cm" svg:height="0.73cm" svg:x="2.005cm" svg:y="4.963cm">
          <draw:text-box>
            <text:p text:style-name="P2"><text:span text:style-name="T5">II - Se </text:span><text:span text:style-name="T5">sentir </text:span><text:span text:style-name="T5">plus </text:span><text:span text:style-name="T5">léger</text:span></text:p>
          </draw:text-box>
        </draw:frame>
        <draw:frame draw:style-name="gr31" draw:text-style-name="P5" draw:layer="layout" svg:width="8.583cm" svg:height="0.53cm" svg:x="2.005cm" svg:y="6.121cm">
          <draw:text-box>
            <text:p text:style-name="P2"><text:span text:style-name="T4">Ouvrez <text:s/></text:span><text:span text:style-name="T4">maintenan</text:span><text:span text:style-name="T4">t <text:s/>dans <text:s/></text:span><text:span text:style-name="T4">l’éditeur <text:s/></text:span><text:span text:style-name="T4">de <text:s/>code </text:span></text:p>
          </draw:text-box>
        </draw:frame>
        <draw:frame draw:style-name="gr11" draw:text-style-name="P5" draw:layer="layout" svg:width="2.796cm" svg:height="0.471cm" svg:x="10.654cm" svg:y="6.176cm">
          <draw:text-box>
            <text:p text:style-name="P2"><text:span text:style-name="T6">cpt-</text:span><text:span text:style-name="T6">leger.c</text:span></text:p>
          </draw:text-box>
        </draw:frame>
        <draw:frame draw:style-name="gr32" draw:text-style-name="P5" draw:layer="layout" svg:width="5.704cm" svg:height="0.53cm" svg:x="13.435cm" svg:y="6.121cm">
          <draw:text-box>
            <text:p text:style-name="P2"><text:span text:style-name="T4"><text:s text:c="2"/></text:span><text:span text:style-name="T4">et <text:s/></text:span><text:span text:style-name="T4">répondez <text:s/></text:span><text:span text:style-name="T4">aux <text:s/></text:span><text:span text:style-name="T4">questions </text:span></text:p>
          </draw:text-box>
        </draw:frame>
        <draw:frame draw:style-name="gr33" draw:text-style-name="P5" draw:layer="layout" svg:width="16.893cm" svg:height="0.53cm" svg:x="2.005cm" svg:y="6.614cm">
          <draw:text-box>
            <text:p text:style-name="P2"><text:span text:style-name="T4">suivantes </text:span><text:span text:style-name="T4">SANS LE </text:span><text:span text:style-name="T4">COMPILE</text:span><text:span text:style-name="T4">R ET <text:s/></text:span><text:span text:style-name="T4">L’EXECU</text:span><text:span text:style-name="T4">TER (hop </text:span><text:span text:style-name="T4">hop hop, <text:s/></text:span><text:span text:style-name="T4">on <text:s/>ne <text:s/></text:span><text:span text:style-name="T4">triche pas <text:s/></text:span><text:span text:style-name="T4">non </text:span></text:p>
          </draw:text-box>
        </draw:frame>
        <draw:frame draw:style-name="gr34" draw:text-style-name="P5" draw:layer="layout" svg:width="1.276cm" svg:height="0.53cm" svg:x="2.005cm" svg:y="7.108cm">
          <draw:text-box>
            <text:p text:style-name="P2"><text:span text:style-name="T4">plus) : </text:span></text:p>
          </draw:text-box>
        </draw:frame>
        <draw:frame draw:style-name="gr35" draw:text-style-name="P5" draw:layer="layout" svg:width="10.928cm" svg:height="0.53cm" svg:x="2.005cm" svg:y="8.096cm">
          <draw:text-box>
            <text:p text:style-name="P2"><text:span text:style-name="T4">1) </text:span><text:span text:style-name="T4">Quelle(s) </text:span><text:span text:style-name="T4">différence(</text:span><text:span text:style-name="T4">s) avec le </text:span><text:span text:style-name="T4">programm</text:span><text:span text:style-name="T4">e </text:span><text:span text:style-name="T4">précédent </text:span><text:span text:style-name="T4">? </text:span></text:p>
          </draw:text-box>
        </draw:frame>
        <draw:frame draw:style-name="gr36" draw:text-style-name="P5" draw:layer="layout" svg:width="17.041cm" svg:height="0.53cm" svg:x="2.005cm" svg:y="12.047cm">
          <draw:text-box>
            <text:p text:style-name="P2"><text:span text:style-name="T4">2) </text:span><text:span text:style-name="T4">Prévoyez-</text:span><text:span text:style-name="T4">vous que </text:span><text:span text:style-name="T4">son </text:span><text:span text:style-name="T4">exécution </text:span><text:span text:style-name="T4">va donner </text:span><text:span text:style-name="T4">ou pas un </text:span><text:span text:style-name="T4">résultat </text:span><text:span text:style-name="T4">différent </text:span><text:span text:style-name="T4">du </text:span><text:span text:style-name="T4">programm</text:span><text:span text:style-name="T4">e </text:span></text:p>
          </draw:text-box>
        </draw:frame>
        <draw:frame draw:style-name="gr37" draw:text-style-name="P5" draw:layer="layout" svg:width="4.379cm" svg:height="0.53cm" svg:x="2.499cm" svg:y="12.541cm">
          <draw:text-box>
            <text:p text:style-name="P2"><text:span text:style-name="T4">précédent </text:span><text:span text:style-name="T4">? pourquoi </text:span><text:span text:style-name="T4">?</text:span></text:p>
          </draw:text-box>
        </draw:frame>
        <draw:frame draw:style-name="gr38" draw:text-style-name="P5" draw:layer="layout" svg:width="14.662cm" svg:height="0.53cm" svg:x="2.005cm" svg:y="16.986cm">
          <draw:text-box>
            <text:p text:style-name="P2"><text:span text:style-name="T4">Allez-y, </text:span><text:span text:style-name="T4">vous avez </text:span><text:span text:style-name="T4">maintenan</text:span><text:span text:style-name="T4">t le droit </text:span><text:span text:style-name="T4">de </text:span><text:span text:style-name="T4">compiler </text:span><text:span text:style-name="T4">et </text:span><text:span text:style-name="T4">exécuter </text:span><text:span text:style-name="T4">ce </text:span><text:span text:style-name="T4">programm</text:span><text:span text:style-name="T4">e. </text:span></text:p>
          </draw:text-box>
        </draw:frame>
        <draw:frame draw:style-name="gr39" draw:text-style-name="P5" draw:layer="layout" svg:width="14.831cm" svg:height="0.53cm" svg:x="2.005cm" svg:y="17.974cm">
          <draw:text-box>
            <text:p text:style-name="P2"><text:span text:style-name="T4">3) Que </text:span><text:span text:style-name="T4">constatez-</text:span><text:span text:style-name="T4">vous ? </text:span><text:span text:style-name="T4">expliquez </text:span><text:span text:style-name="T4">(sauf si </text:span><text:span text:style-name="T4">vous aviez </text:span><text:span text:style-name="T4">deviné </text:span><text:span text:style-name="T4">juste ci-</text:span><text:span text:style-name="T4">dessus). </text:span></text:p>
          </draw:text-box>
        </draw:frame>
        <draw:frame draw:style-name="gr40" draw:text-style-name="P5" draw:layer="layout" svg:width="17.27cm" svg:height="0.53cm" svg:x="2.005cm" svg:y="19.949cm">
          <draw:text-box>
            <text:p text:style-name="P2"><text:span text:style-name="T4">4) </text:span><text:span text:style-name="T4">Rappelez </text:span><text:span text:style-name="T4">quel est </text:span><text:span text:style-name="T4">l’avantage </text:span><text:span text:style-name="T4">des </text:span><text:span text:style-name="T4">threads <text:s/></text:span><text:span text:style-name="T4">sur <text:s/>les </text:span><text:span text:style-name="T4">processus </text:span><text:span text:style-name="T4"><text:s/></text:span><text:span text:style-name="T4">classiques </text:span><text:span text:style-name="T4"><text:s/>(créés <text:s/></text:span><text:span text:style-name="T4">par <text:s/>un </text:span></text:p>
          </draw:text-box>
        </draw:frame>
        <draw:frame draw:style-name="gr41" draw:text-style-name="P5" draw:layer="layout" svg:width="2.86cm" svg:height="0.53cm" svg:x="2.499cm" svg:y="20.443cm">
          <draw:text-box>
            <text:p text:style-name="P2"><text:span text:style-name="T4">appel </text:span><text:span text:style-name="T4">système </text:span></text:p>
          </draw:text-box>
        </draw:frame>
        <draw:frame draw:style-name="gr42" draw:text-style-name="P5" draw:layer="layout" svg:width="1.526cm" svg:height="0.471cm" svg:x="5.346cm" svg:y="20.499cm">
          <draw:text-box>
            <text:p text:style-name="P2"><text:span text:style-name="T6">fork()</text:span></text:p>
          </draw:text-box>
        </draw:frame>
        <draw:frame draw:style-name="gr43" draw:text-style-name="P5" draw:layer="layout" svg:width="0.498cm" svg:height="0.53cm" svg:x="6.87cm" svg:y="20.443cm">
          <draw:text-box>
            <text:p text:style-name="P2"><text:span text:style-name="T4"><text:s/></text:span><text:span text:style-name="T4">) :</text:span></text:p>
          </draw:text-box>
        </draw:frame>
        <draw:frame draw:style-name="gr44" draw:text-style-name="P5" draw:layer="layout" svg:width="14.285cm" svg:height="0.53cm" svg:x="2.005cm" svg:y="22.454cm">
          <draw:text-box>
            <text:p text:style-name="P2"><text:span text:style-name="T4">5) Mais <text:s/></text:span><text:span text:style-name="T4">au <text:s/>fait </text:span><text:span text:style-name="T4">vous </text:span><text:span text:style-name="T4">aurait-on <text:s/></text:span><text:span text:style-name="T4">menti <text:s/>: <text:s/></text:span><text:span text:style-name="T4">vérifions si </text:span><text:span text:style-name="T4"><text:s/>les <text:s/></text:span><text:span text:style-name="T4">processus </text:span><text:span text:style-name="T4">créés pa</text:span></text:p>
          </draw:text-box>
        </draw:frame>
        <draw:frame draw:style-name="gr45" draw:text-style-name="P5" draw:layer="layout" svg:width="2.288cm" svg:height="0.471cm" svg:x="16.009cm" svg:y="22.51cm">
          <draw:text-box>
            <text:p text:style-name="P2"><text:span text:style-name="T6">r <text:s/></text:span><text:span text:style-name="T6">fork()</text:span></text:p>
          </draw:text-box>
        </draw:frame>
        <draw:frame draw:style-name="gr46" draw:text-style-name="P5" draw:layer="layout" svg:width="0.832cm" svg:height="0.53cm" svg:x="18.233cm" svg:y="22.454cm">
          <draw:text-box>
            <text:p text:style-name="P2"><text:span text:style-name="T4"><text:s/></text:span><text:span text:style-name="T4">ont </text:span></text:p>
          </draw:text-box>
        </draw:frame>
        <draw:frame draw:style-name="gr47" draw:text-style-name="P5" draw:layer="layout" svg:width="16.537cm" svg:height="0.53cm" svg:x="2.499cm" svg:y="22.948cm">
          <draw:text-box>
            <text:p text:style-name="P2"><text:span text:style-name="T4">bien un </text:span><text:span text:style-name="T4">numéro de </text:span><text:span text:style-name="T4">processus </text:span><text:span text:style-name="T4">différent </text:span><text:span text:style-name="T4">les uns </text:span><text:span text:style-name="T4">des </text:span><text:span text:style-name="T4">autres. </text:span><text:span text:style-name="T4">Comment </text:span><text:span text:style-name="T4">afficher le </text:span><text:span text:style-name="T4">numéro </text:span></text:p>
          </draw:text-box>
        </draw:frame>
        <draw:frame draw:style-name="gr48" draw:text-style-name="P5" draw:layer="layout" svg:width="11.436cm" svg:height="0.53cm" svg:x="2.499cm" svg:y="23.442cm">
          <draw:text-box>
            <text:p text:style-name="P2"><text:span text:style-name="T4">de </text:span><text:span text:style-name="T4">processus </text:span><text:span text:style-name="T4">(pid) de </text:span><text:span text:style-name="T4">chaque </text:span><text:span text:style-name="T4">processus </text:span><text:span text:style-name="T4">(et du père </text:span><text:span text:style-name="T4">aussi) ?</text:span></text:p>
          </draw:text-box>
        </draw:frame>
        <draw:frame draw:style-name="gr49" draw:text-style-name="P7" draw:layer="layout" svg:width="13.718cm" svg:height="0.585cm" svg:x="4cm" svg:y="9.8cm">
          <draw:text-box>
            <text:p><text:span text:style-name="T7">La zone </text:span><text:span text:style-name="T7">mémoire </text:span><text:span text:style-name="T7">est </text:span><text:span text:style-name="T7">partagé </text:span><text:span text:style-name="T7">pour </text:span><text:span text:style-name="T7">chaque </text:span><text:span text:style-name="T7">fils et </text:span><text:span text:style-name="T7">non pas </text:span><text:span text:style-name="T7">décuplé</text:span></text:p>
          </draw:text-box>
        </draw:frame>
        <draw:frame draw:style-name="gr50" draw:text-style-name="P7" draw:layer="layout" svg:width="14.349cm" svg:height="0.585cm" svg:x="4.5cm" svg:y="14.8cm">
          <draw:text-box>
            <text:p><text:span text:style-name="T7">Oui car </text:span><text:span text:style-name="T7">la </text:span><text:span text:style-name="T7">mémoire </text:span><text:span text:style-name="T7">est </text:span><text:span text:style-name="T7">partagé </text:span><text:span text:style-name="T7">donc la </text:span><text:span text:style-name="T7">somme </text:span><text:span text:style-name="T7">sera bien </text:span><text:span text:style-name="T7">incrémen</text:span><text:span text:style-name="T7">té</text:span></text:p>
          </draw:text-box>
        </draw:frame>
        <draw:frame draw:style-name="gr51" draw:text-style-name="P7" draw:layer="layout" svg:width="4.354cm" svg:height="0.585cm" svg:x="3.6cm" svg:y="21.6cm">
          <draw:text-box>
            <text:p><text:span text:style-name="T7">Décuplé </text:span><text:span text:style-name="T7">les </text:span><text:span text:style-name="T7">données</text:span></text:p>
          </draw:text-box>
        </draw:frame>
        <draw:frame draw:style-name="gr52" draw:text-style-name="P9" draw:layer="layout" svg:width="3.114cm" svg:height="1.873cm" svg:x="4.3cm" svg:y="25.4cm">
          <draw:text-box>
            <text:p>getpid()</text:p>
            <text:p>getppid()</text:p>
          </draw:text-box>
        </draw:frame>
      </draw:page>
      <draw:page draw:name="page3" draw:style-name="dp1" draw:master-page-name="master-page3">
        <draw:polygon draw:style-name="gr1" draw:text-style-name="P1" draw:layer="layout" svg:width="20.991cm" svg:height="29.704cm" svg:x="0.004cm" svg:y="-0.003cm" svg:viewBox="0 0 20992 29705" draw:points="0,0 20992,0 20992,29705 0,29705">
          <text:p/>
        </draw:polygon>
        <draw:polygon draw:style-name="gr1" draw:text-style-name="P1" draw:layer="layout" svg:width="20.991cm" svg:height="29.704cm" svg:x="0cm" svg:y="0cm" svg:viewBox="0 0 20992 29705" draw:points="0,0 20992,0 20992,29705 0,29705">
          <text:p/>
        </draw:polygon>
        <draw:frame draw:style-name="gr53" draw:text-style-name="P5" draw:layer="layout" svg:width="2.076cm" svg:height="0.53cm" svg:x="2.005cm" svg:y="1.993cm">
          <draw:text-box>
            <text:p text:style-name="P2"><text:span text:style-name="T4">6) </text:span><text:span text:style-name="T4">Modifiez</text:span></text:p>
          </draw:text-box>
        </draw:frame>
        <draw:frame draw:style-name="gr54" draw:text-style-name="P5" draw:layer="layout" svg:width="3.05cm" svg:height="0.471cm" svg:x="4.086cm" svg:y="2.049cm">
          <draw:text-box>
            <text:p text:style-name="P2"><text:span text:style-name="T6"><text:s/></text:span><text:span text:style-name="T6">cpt-</text:span><text:span text:style-name="T6">lourd.c</text:span></text:p>
          </draw:text-box>
        </draw:frame>
        <draw:frame draw:style-name="gr55" draw:text-style-name="P5" draw:layer="layout" svg:width="11.983cm" svg:height="0.53cm" svg:x="7.12cm" svg:y="1.993cm">
          <draw:text-box>
            <text:p text:style-name="P2"><text:span text:style-name="T4"><text:s/></text:span><text:span text:style-name="T4">pour que </text:span><text:span text:style-name="T4">chaque </text:span><text:span text:style-name="T4">processus </text:span><text:span text:style-name="T4">(père et </text:span><text:span text:style-name="T4">fils) </text:span><text:span text:style-name="T4">affichent </text:span><text:span text:style-name="T4">leur pid </text:span><text:span text:style-name="T4">puis </text:span></text:p>
          </draw:text-box>
        </draw:frame>
        <draw:frame draw:style-name="gr56" draw:text-style-name="P5" draw:layer="layout" svg:width="6.293cm" svg:height="0.53cm" svg:x="2.499cm" svg:y="2.487cm">
          <draw:text-box>
            <text:p text:style-name="P2"><text:span text:style-name="T4">indiquez </text:span><text:span text:style-name="T4">ce que </text:span><text:span text:style-name="T4">vous </text:span><text:span text:style-name="T4">constatez : </text:span></text:p>
          </draw:text-box>
        </draw:frame>
        <draw:frame draw:style-name="gr57" draw:text-style-name="P5" draw:layer="layout" svg:width="6.987cm" svg:height="0.53cm" svg:x="2.005cm" svg:y="5.45cm">
          <draw:text-box>
            <text:p text:style-name="P2"><text:span text:style-name="T4">7) Faites </text:span><text:span text:style-name="T4">la même <text:s/></text:span><text:span text:style-name="T4">modificati</text:span><text:span text:style-name="T4">on pour </text:span></text:p>
          </draw:text-box>
        </draw:frame>
        <draw:frame draw:style-name="gr45" draw:text-style-name="P5" draw:layer="layout" svg:width="2.288cm" svg:height="0.471cm" svg:x="8.969cm" svg:y="5.506cm">
          <draw:text-box>
            <text:p text:style-name="P2"><text:span text:style-name="T6">cpt-</text:span><text:span text:style-name="T6">leger</text:span></text:p>
          </draw:text-box>
        </draw:frame>
        <draw:frame draw:style-name="gr58" draw:text-style-name="P5" draw:layer="layout" svg:width="6.767cm" svg:height="0.53cm" svg:x="11.256cm" svg:y="5.45cm">
          <draw:text-box>
            <text:p text:style-name="P2"><text:span text:style-name="T4"><text:s/></text:span><text:span text:style-name="T4">et </text:span><text:span text:style-name="T4">indiquez </text:span><text:span text:style-name="T4">ce que </text:span><text:span text:style-name="T4">vous </text:span><text:span text:style-name="T4">constatez :</text:span></text:p>
          </draw:text-box>
        </draw:frame>
        <draw:frame draw:style-name="gr59" draw:text-style-name="P5" draw:layer="layout" svg:width="13.045cm" svg:height="0.53cm" svg:x="2.005cm" svg:y="8.943cm">
          <draw:text-box>
            <text:p text:style-name="P2"><text:span text:style-name="T4">8) Dans <text:s/></text:span><text:span text:style-name="T4">les <text:s/>deux <text:s/></text:span><text:span text:style-name="T4">cas, <text:s/>si <text:s/></text:span><text:span text:style-name="T4">vous avez <text:s/></text:span><text:span text:style-name="T4">la <text:s/>chance </text:span><text:span text:style-name="T4">que la <text:s/></text:span><text:span text:style-name="T4">command</text:span><text:span text:style-name="T4">e </text:span></text:p>
          </draw:text-box>
        </draw:frame>
        <draw:frame draw:style-name="gr42" draw:text-style-name="P5" draw:layer="layout" svg:width="1.526cm" svg:height="0.471cm" svg:x="14.784cm" svg:y="8.999cm">
          <draw:text-box>
            <text:p text:style-name="P2"><text:span text:style-name="T6">pstree</text:span></text:p>
          </draw:text-box>
        </draw:frame>
        <draw:frame draw:style-name="gr60" draw:text-style-name="P5" draw:layer="layout" svg:width="2.931cm" svg:height="0.53cm" svg:x="16.292cm" svg:y="8.943cm">
          <draw:text-box>
            <text:p text:style-name="P2"><text:span text:style-name="T4"><text:s text:c="2"/></text:span><text:span text:style-name="T4">soit <text:s/></text:span><text:span text:style-name="T4">installée, </text:span></text:p>
          </draw:text-box>
        </draw:frame>
        <draw:frame draw:style-name="gr61" draw:text-style-name="P5" draw:layer="layout" svg:width="16.872cm" svg:height="0.53cm" svg:x="2.499cm" svg:y="9.437cm">
          <draw:text-box>
            <text:p text:style-name="P2"><text:span text:style-name="T4">lancez-la <text:s/></text:span><text:span text:style-name="T4">depuis <text:s/>un </text:span><text:span text:style-name="T4"><text:s/>autre <text:s/></text:span><text:span text:style-name="T4">terminal <text:s/></text:span><text:span text:style-name="T4">pendant <text:s/></text:span><text:span text:style-name="T4">que <text:s/></text:span><text:span text:style-name="T4">chacun <text:s/></text:span><text:span text:style-name="T4">des <text:s/></text:span><text:span text:style-name="T4">programm</text:span><text:span text:style-name="T4">es <text:s/>ci-</text:span><text:span text:style-name="T4">dessus </text:span></text:p>
          </draw:text-box>
        </draw:frame>
        <draw:frame draw:style-name="gr62" draw:text-style-name="P5" draw:layer="layout" svg:width="14.336cm" svg:height="0.53cm" svg:x="2.499cm" svg:y="9.931cm">
          <draw:text-box>
            <text:p text:style-name="P2"><text:span text:style-name="T4">s’exécute, <text:s/></text:span><text:span text:style-name="T4">et <text:s/>vérifiez <text:s/></text:span><text:span text:style-name="T4">les </text:span><text:span text:style-name="T4">filiations <text:s/></text:span><text:span text:style-name="T4">éventuelle</text:span><text:span text:style-name="T4">s (sinon <text:s/></text:span><text:span text:style-name="T4">avec <text:s/>la <text:s/></text:span><text:span text:style-name="T4">command</text:span><text:span text:style-name="T4">e </text:span></text:p>
          </draw:text-box>
        </draw:frame>
        <draw:frame draw:style-name="gr63" draw:text-style-name="P5" draw:layer="layout" svg:width="1.272cm" svg:height="0.471cm" svg:x="16.568cm" svg:y="9.986cm">
          <draw:text-box>
            <text:p text:style-name="P2"><text:span text:style-name="T6">ps -l</text:span></text:p>
          </draw:text-box>
        </draw:frame>
        <draw:frame draw:style-name="gr64" draw:text-style-name="P5" draw:layer="layout" svg:width="1.277cm" svg:height="0.53cm" svg:x="17.845cm" svg:y="9.931cm">
          <draw:text-box>
            <text:p text:style-name="P2"><text:span text:style-name="T4"><text:s/></text:span><text:span text:style-name="T4">). <text:s/>Ce </text:span></text:p>
          </draw:text-box>
        </draw:frame>
        <draw:frame draw:style-name="gr65" draw:text-style-name="P5" draw:layer="layout" svg:width="11.11cm" svg:height="0.53cm" svg:x="2.499cm" svg:y="10.424cm">
          <draw:text-box>
            <text:p text:style-name="P2"><text:span text:style-name="T4">que vous </text:span><text:span text:style-name="T4">observez </text:span><text:span text:style-name="T4">est </text:span><text:span text:style-name="T4">comme </text:span><text:span text:style-name="T4">attendu ou </text:span><text:span text:style-name="T4">pas </text:span><text:span text:style-name="T4">(pourquoi) </text:span><text:span text:style-name="T4">?</text:span></text:p>
          </draw:text-box>
        </draw:frame>
        <draw:frame draw:style-name="gr66" draw:text-style-name="P5" draw:layer="layout" svg:width="17.503cm" svg:height="0.53cm" svg:x="2.005cm" svg:y="13.388cm">
          <draw:text-box>
            <text:p text:style-name="P2"><text:span text:style-name="T4">9) </text:span><text:span text:style-name="T4">Vérifions <text:s/></text:span><text:span text:style-name="T4">maintenan</text:span><text:span text:style-name="T4">t <text:s/>la <text:s/></text:span><text:span text:style-name="T4">charge <text:s/></text:span><text:span text:style-name="T4">pour <text:s/>le <text:s/></text:span><text:span text:style-name="T4">système <text:s/></text:span><text:span text:style-name="T4">d’un <text:s/></text:span><text:span text:style-name="T4">programm</text:span><text:span text:style-name="T4">e <text:s/></text:span><text:span text:style-name="T4">comparé <text:s/></text:span><text:span text:style-name="T4">à <text:s/>l’autre. </text:span></text:p>
          </draw:text-box>
        </draw:frame>
        <draw:frame draw:style-name="gr67" draw:text-style-name="P5" draw:layer="layout" svg:width="3.969cm" svg:height="0.53cm" svg:x="2.499cm" svg:y="13.882cm">
          <draw:text-box>
            <text:p text:style-name="P2"><text:span text:style-name="T4">Après </text:span><text:span text:style-name="T4">avoir </text:span><text:span text:style-name="T4">consulté </text:span></text:p>
          </draw:text-box>
        </draw:frame>
        <draw:frame draw:style-name="gr68" draw:text-style-name="P5" draw:layer="layout" svg:width="0.764cm" svg:height="0.471cm" svg:x="6.552cm" svg:y="13.937cm">
          <draw:text-box>
            <text:p text:style-name="P2"><text:span text:style-name="T6">man</text:span></text:p>
          </draw:text-box>
        </draw:frame>
        <draw:frame draw:style-name="gr69" draw:text-style-name="P5" draw:layer="layout" svg:width="0.422cm" svg:height="0.53cm" svg:x="7.297cm" svg:y="13.882cm">
          <draw:text-box>
            <text:p text:style-name="P2"><text:span text:style-name="T4"><text:s/></text:span></text:p>
          </draw:text-box>
        </draw:frame>
        <draw:frame draw:style-name="gr70" draw:text-style-name="P5" draw:layer="layout" svg:width="1.018cm" svg:height="0.471cm" svg:x="7.465cm" svg:y="13.937cm">
          <draw:text-box>
            <text:p text:style-name="P2"><text:span text:style-name="T6">time</text:span></text:p>
          </draw:text-box>
        </draw:frame>
        <draw:frame draw:style-name="gr71" draw:text-style-name="P5" draw:layer="layout" svg:width="10.615cm" svg:height="0.53cm" svg:x="8.481cm" svg:y="13.882cm">
          <draw:text-box>
            <text:p text:style-name="P2"><text:span text:style-name="T4">, </text:span><text:span text:style-name="T4">expliquez </text:span><text:span text:style-name="T4">à <text:s/>quoi <text:s/></text:span><text:span text:style-name="T4">sert cette </text:span><text:span text:style-name="T4">command</text:span><text:span text:style-name="T4">e en deux </text:span><text:span text:style-name="T4">lignes </text:span></text:p>
          </draw:text-box>
        </draw:frame>
        <draw:frame draw:style-name="gr72" draw:text-style-name="P5" draw:layer="layout" svg:width="1.319cm" svg:height="0.53cm" svg:x="2.499cm" svg:y="14.376cm">
          <draw:text-box>
            <text:p text:style-name="P2"><text:span text:style-name="T4">(max) :</text:span></text:p>
          </draw:text-box>
        </draw:frame>
        <draw:frame draw:style-name="gr73" draw:text-style-name="P5" draw:layer="layout" svg:width="17.223cm" svg:height="0.53cm" svg:x="2.005cm" svg:y="17.339cm">
          <draw:text-box>
            <text:p text:style-name="P2"><text:span text:style-name="T4">10) </text:span><text:span text:style-name="T4">Lancez <text:s/></text:span><text:span text:style-name="T4">maintenan</text:span><text:span text:style-name="T4">t <text:s/>les <text:s/>deux </text:span><text:span text:style-name="T4"><text:s/></text:span><text:span text:style-name="T4">programm</text:span><text:span text:style-name="T4">es <text:s/></text:span><text:span text:style-name="T4">précédés <text:s/></text:span><text:span text:style-name="T4">de <text:s/>la <text:s/></text:span><text:span text:style-name="T4">command</text:span><text:span text:style-name="T4">e <text:s/>time. <text:s/></text:span><text:span text:style-name="T4">Quels </text:span></text:p>
          </draw:text-box>
        </draw:frame>
        <draw:frame draw:style-name="gr74" draw:text-style-name="P5" draw:layer="layout" svg:width="3.88cm" svg:height="0.53cm" svg:x="2.734cm" svg:y="17.833cm">
          <draw:text-box>
            <text:p text:style-name="P2"><text:span text:style-name="T4">temps </text:span><text:span text:style-name="T4">obtenus </text:span><text:span text:style-name="T4">pour </text:span></text:p>
          </draw:text-box>
        </draw:frame>
        <draw:frame draw:style-name="gr45" draw:text-style-name="P5" draw:layer="layout" svg:width="2.288cm" svg:height="0.471cm" svg:x="6.594cm" svg:y="17.889cm">
          <draw:text-box>
            <text:p text:style-name="P2"><text:span text:style-name="T6">cpt-</text:span><text:span text:style-name="T6">leger</text:span></text:p>
          </draw:text-box>
        </draw:frame>
        <draw:frame draw:style-name="gr75" draw:text-style-name="P10" draw:layer="layout" svg:width="7.728cm" svg:height="2.117cm" svg:x="8.88cm" svg:y="17.833cm">
          <draw:text-box>
            <text:p text:style-name="P2"><text:span text:style-name="T4"><text:s/></text:span><text:span text:style-name="T4">en </text:span><text:span text:style-name="T4">moyenne <text:s/></text:span><text:span text:style-name="T4">détaillez </text:span><text:span text:style-name="T4">user et </text:span><text:span text:style-name="T4">système :</text:span></text:p>
            <text:p text:style-name="P2"><text:span text:style-name="T4"/></text:p>
            <text:p text:style-name="P2"><text:span text:style-name="T4"><text:s/></text:span></text:p>
          </draw:text-box>
        </draw:frame>
        <draw:frame draw:style-name="gr76" draw:text-style-name="P5" draw:layer="layout" svg:width="2.766cm" svg:height="0.53cm" svg:x="2.005cm" svg:y="18.821cm">
          <draw:text-box>
            <text:p text:style-name="P2"><text:span text:style-name="T4">11) Idem </text:span><text:span text:style-name="T4">pour </text:span></text:p>
          </draw:text-box>
        </draw:frame>
        <draw:frame draw:style-name="gr77" draw:text-style-name="P5" draw:layer="layout" svg:width="2.542cm" svg:height="0.471cm" svg:x="4.758cm" svg:y="18.876cm">
          <draw:text-box>
            <text:p text:style-name="P2"><text:span text:style-name="T6">cpt-</text:span><text:span text:style-name="T6">lourd </text:span></text:p>
          </draw:text-box>
        </draw:frame>
        <draw:frame draw:style-name="gr69" draw:text-style-name="P5" draw:layer="layout" svg:width="3.119cm" svg:height="1.588cm" svg:x="7.298cm" svg:y="18.821cm">
          <draw:text-box>
            <text:p text:style-name="P2"><text:span text:style-name="T4">:</text:span></text:p>
            <text:p text:style-name="P2"><text:span text:style-name="T4">user</text:span><text:span text:style-name="T4"><text:tab/></text:span><text:span text:style-name="T4">0m0.000s</text:span></text:p>
            <text:p text:style-name="P2"><text:span text:style-name="T4">sys</text:span><text:span text:style-name="T4"><text:tab/></text:span><text:span text:style-name="T4">0m0.032s</text:span></text:p>
          </draw:text-box>
        </draw:frame>
        <draw:frame draw:style-name="gr78" draw:text-style-name="P5" draw:layer="layout" svg:width="17.486cm" svg:height="0.53cm" svg:x="2.005cm" svg:y="20.337cm">
          <draw:text-box>
            <text:p text:style-name="P2"><text:span text:style-name="T4">12) </text:span><text:span text:style-name="T4">Conclusio</text:span><text:span text:style-name="T4">n <text:s/>: <text:s/>quel <text:s/></text:span><text:span text:style-name="T4">programm</text:span><text:span text:style-name="T4">e <text:s/>est <text:s/>le </text:span><text:span text:style-name="T4">plus </text:span><text:span text:style-name="T4">coûteux </text:span><text:span text:style-name="T4">pour <text:s/>la <text:s/></text:span><text:span text:style-name="T4">machine à </text:span><text:span text:style-name="T4"><text:s/>faire <text:s/></text:span><text:span text:style-name="T4">tourner <text:s/>? </text:span></text:p>
          </draw:text-box>
        </draw:frame>
        <draw:frame draw:style-name="gr79" draw:text-style-name="P5" draw:layer="layout" svg:width="4.604cm" svg:height="0.53cm" svg:x="2.734cm" svg:y="20.831cm">
          <draw:text-box>
            <text:p text:style-name="P2"><text:span text:style-name="T4">Comment </text:span><text:span text:style-name="T4">expliquer </text:span><text:span text:style-name="T4">ça ?</text:span></text:p>
          </draw:text-box>
        </draw:frame>
        <draw:frame draw:style-name="gr80" draw:text-style-name="P7" draw:layer="layout" svg:width="9.104cm" svg:height="0.585cm" svg:x="4.1cm" svg:y="4.1cm">
          <draw:text-box>
            <text:p><text:span text:style-name="T7">Le pid </text:span><text:span text:style-name="T7">est </text:span><text:span text:style-name="T7">différent </text:span><text:span text:style-name="T7">pour </text:span><text:span text:style-name="T7">chaque </text:span><text:span text:style-name="T7">processu</text:span><text:span text:style-name="T7">s </text:span></text:p>
          </draw:text-box>
        </draw:frame>
        <draw:frame draw:style-name="gr81" draw:text-style-name="P7" draw:layer="layout" svg:width="9.006cm" svg:height="0.585cm" svg:x="4.6cm" svg:y="7.1cm">
          <draw:text-box>
            <text:p><text:span text:style-name="T7">Le pid </text:span><text:span text:style-name="T7">est le </text:span><text:span text:style-name="T7">même </text:span><text:span text:style-name="T7">pour tout </text:span><text:span text:style-name="T7">les </text:span><text:span text:style-name="T7">processu</text:span><text:span text:style-name="T7">s</text:span></text:p>
          </draw:text-box>
        </draw:frame>
        <draw:frame draw:style-name="gr82" draw:text-style-name="P7" draw:layer="layout" svg:width="16.241cm" svg:height="1.169cm" svg:x="3.1cm" svg:y="15.7cm">
          <draw:text-box>
            <text:p><text:span text:style-name="T7">Cette </text:span><text:span text:style-name="T7">comman</text:span><text:span text:style-name="T7">de </text:span><text:span text:style-name="T7">permet </text:span><text:span text:style-name="T7">de lancer </text:span><text:span text:style-name="T7">un </text:span><text:span text:style-name="T7">program</text:span><text:span text:style-name="T7">me et </text:span><text:span text:style-name="T7">d’affiche</text:span><text:span text:style-name="T7">r les </text:span><text:span text:style-name="T7">ressourc</text:span><text:span text:style-name="T7">es</text:span></text:p>
            <text:p><text:span text:style-name="T7">qu’elle </text:span><text:span text:style-name="T7">utilise </text:span></text:p>
          </draw:text-box>
        </draw:frame>
        <draw:frame draw:style-name="gr82" draw:text-style-name="P11" draw:layer="layout" svg:width="6.869cm" svg:height="0.53cm" svg:x="4.1cm" svg:y="18.37cm">
          <draw:text-box>
            <text:p text:style-name="P2"><text:span text:style-name="T4">user</text:span><text:span text:style-name="T4"><text:tab/></text:span><text:span text:style-name="T4">0m0.008s <text:s/></text:span><text:span text:style-name="T4"><text:s text:c="2"/>sys</text:span><text:span text:style-name="T4"><text:tab/></text:span><text:span text:style-name="T4">0m0.028s</text:span></text:p>
          </draw:text-box>
        </draw:frame>
        <draw:frame draw:style-name="gr82" draw:text-style-name="P12" draw:layer="layout" svg:width="17.096cm" svg:height="0.941cm" svg:x="1.604cm" svg:y="21.829cm">
          <draw:text-box>
            <text:p><text:span text:style-name="T9">Le lourd est </text:span><text:span text:style-name="T9">plus </text:span><text:span text:style-name="T9">couteux, </text:span><text:span text:style-name="T9">car celui-ci </text:span><text:span text:style-name="T9">copie la </text:span><text:span text:style-name="T9">mémoire </text:span><text:span text:style-name="T9">dans une </text:span><text:span text:style-name="T9">zone </text:span><text:span text:style-name="T9">unique pour </text:span><text:span text:style-name="T9">chaque </text:span><text:span text:style-name="T9">processus</text:span></text:p>
            <text:p><text:span text:style-name="T9">plus il y a </text:span><text:span text:style-name="T9">de </text:span><text:span text:style-name="T9">processus </text:span><text:span text:style-name="T9">fils, plus il </text:span><text:span text:style-name="T9">va être </text:span><text:span text:style-name="T9">coûteux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0.991cm" svg:height="29.704cm" svg:x="0.004cm" svg:y="-0.003cm" svg:viewBox="0 0 20992 29705" draw:points="0,0 20992,0 20992,29705 0,29705">
          <text:p/>
        </draw:polygon>
        <draw:polygon draw:style-name="gr1" draw:text-style-name="P1" draw:layer="layout" svg:width="20.991cm" svg:height="29.704cm" svg:x="0.004cm" svg:y="-0.003cm" svg:viewBox="0 0 20992 29705" draw:points="0,0 20992,0 20992,29705 0,29705">
          <text:p/>
        </draw:polygon>
        <draw:frame draw:style-name="gr83" draw:text-style-name="P6" draw:layer="layout" svg:width="10.657cm" svg:height="0.73cm" svg:x="2.005cm" svg:y="2cm">
          <draw:text-box>
            <text:p text:style-name="P2"><text:span text:style-name="T5">III Les </text:span><text:span text:style-name="T5">bons </text:span><text:span text:style-name="T5">compte</text:span><text:span text:style-name="T5">s font </text:span><text:span text:style-name="T5">les </text:span><text:span text:style-name="T5">bons </text:span><text:span text:style-name="T5">amis</text:span></text:p>
          </draw:text-box>
        </draw:frame>
        <draw:frame draw:style-name="gr84" draw:text-style-name="P5" draw:layer="layout" svg:width="1.111cm" svg:height="0.53cm" svg:x="2.005cm" svg:y="3.157cm">
          <draw:text-box>
            <text:p text:style-name="P2"><text:span text:style-name="T4">Dans </text:span></text:p>
          </draw:text-box>
        </draw:frame>
        <draw:frame draw:style-name="gr77" draw:text-style-name="P5" draw:layer="layout" svg:width="2.542cm" svg:height="0.471cm" svg:x="3.2cm" svg:y="3.213cm">
          <draw:text-box>
            <text:p text:style-name="P2"><text:span text:style-name="T6">cpt-</text:span><text:span text:style-name="T6">leger </text:span></text:p>
          </draw:text-box>
        </draw:frame>
        <draw:frame draw:style-name="gr85" draw:text-style-name="P5" draw:layer="layout" svg:width="13.388cm" svg:height="0.53cm" svg:x="6.1cm" svg:y="3.157cm">
          <draw:text-box>
            <text:p text:style-name="P2"><text:span text:style-name="T4">passez <text:s/>le <text:s/></text:span><text:span text:style-name="T4">nombre <text:s/></text:span><text:span text:style-name="T4">de <text:s/></text:span><text:span text:style-name="T4">processus </text:span><text:span text:style-name="T4"><text:s/>créés <text:s/>de <text:s/></text:span><text:span text:style-name="T4">500 <text:s/>à <text:s/>10 <text:s/></text:span><text:span text:style-name="T4">000. <text:s/></text:span><text:span text:style-name="T4">Lancez </text:span></text:p>
          </draw:text-box>
        </draw:frame>
        <draw:frame draw:style-name="gr86" draw:text-style-name="P5" draw:layer="layout" svg:width="11.127cm" svg:height="0.53cm" svg:x="2.005cm" svg:y="3.651cm">
          <draw:text-box>
            <text:p text:style-name="P2"><text:span text:style-name="T4">plusieurs </text:span><text:span text:style-name="T4">exécution</text:span><text:span text:style-name="T4">s du </text:span><text:span text:style-name="T4">programm</text:span><text:span text:style-name="T4">e, que </text:span><text:span text:style-name="T4">constatez-</text:span><text:span text:style-name="T4">vous ? </text:span></text:p>
          </draw:text-box>
        </draw:frame>
        <draw:line draw:style-name="gr87" draw:text-style-name="P13" draw:layer="layout" svg:x1="2.498cm" svg:y1="9.52cm" svg:x2="15.558cm" svg:y2="9.52cm">
          <text:p/>
        </draw:line>
        <draw:frame draw:style-name="gr88" draw:text-style-name="P5" draw:layer="layout" svg:width="13.841cm" svg:height="0.53cm" svg:x="2.005cm" svg:y="9.084cm">
          <draw:text-box>
            <text:p text:style-name="P2"><text:span text:style-name="T4">1) </text:span><text:span text:style-name="T4">Compléte</text:span><text:span text:style-name="T4">z les </text:span><text:span text:style-name="T4">phrases </text:span><text:span text:style-name="T4">suivantes </text:span><text:span text:style-name="T4">avec les </text:span><text:span text:style-name="T4">mots </text:span><text:span text:style-name="T4">proposés </text:span><text:span text:style-name="T4">en </text:span><text:span text:style-name="T4">dessous :</text:span></text:p>
          </draw:text-box>
        </draw:frame>
        <draw:frame draw:style-name="gr89" draw:text-style-name="P5" draw:layer="layout" svg:width="17.012cm" svg:height="0.53cm" svg:x="2.005cm" svg:y="9.825cm">
          <draw:text-box>
            <text:p text:style-name="P2"><text:span text:style-name="T4">Le </text:span><text:span text:style-name="T4">problème </text:span><text:span text:style-name="T4">constaté </text:span><text:span text:style-name="T4">vient du <text:s/></text:span><text:span text:style-name="T4">fait que le </text:span><text:span text:style-name="T4">programm</text:span><text:span text:style-name="T4">e contient </text:span><text:span text:style-name="T4">une </text:span><text:span text:style-name="T10">section </text:span><text:span text:style-name="T10">critique</text:span><text:span text:style-name="T4"> </text:span></text:p>
          </draw:text-box>
        </draw:frame>
        <draw:frame draw:style-name="gr90" draw:text-style-name="P5" draw:layer="layout" svg:width="17.469cm" svg:height="0.53cm" svg:x="2.005cm" svg:y="10.495cm">
          <draw:text-box>
            <text:p text:style-name="P2"><text:span text:style-name="T4">et <text:s/>que <text:s/></text:span><text:span text:style-name="T4">l’accès <text:s/>à <text:s/></text:span><text:span text:style-name="T4">celle-ci <text:s/></text:span><text:span text:style-name="T4">n’est <text:s/>pas <text:s/></text:span><text:span text:style-name="T4">protégé. <text:s/></text:span><text:span text:style-name="T4">Pour <text:s/>que <text:s/></text:span><text:span text:style-name="T4">le <text:s/></text:span><text:span text:style-name="T4">programm</text:span><text:span text:style-name="T4">e <text:s/></text:span><text:span text:style-name="T4">fonctionne </text:span><text:span text:style-name="T4"><text:s/>il <text:s/>faut </text:span></text:p>
          </draw:text-box>
        </draw:frame>
        <draw:frame draw:style-name="gr91" draw:text-style-name="P5" draw:layer="layout" svg:width="1.56cm" svg:height="0.53cm" svg:x="2.005cm" svg:y="11.13cm">
          <draw:text-box>
            <text:p text:style-name="P2"><text:span text:style-name="T4">garantir </text:span></text:p>
          </draw:text-box>
        </draw:frame>
        <draw:frame draw:style-name="gr92" draw:text-style-name="P5" draw:layer="layout" svg:width="7.423cm" svg:height="0.53cm" svg:x="3.699cm" svg:y="11.13cm">
          <draw:text-box>
            <text:p text:style-name="P2"><text:span text:style-name="T4">une <text:s/></text:span><text:span text:style-name="T10">exclusion </text:span><text:span text:style-name="T10">mutuelle <text:s text:c="3"/></text:span><text:span text:style-name="T10"><text:s/></text:span><text:span text:style-name="T4"><text:s text:c="12"/></text:span><text:span text:style-name="T4">Ceci </text:span></text:p>
          </draw:text-box>
        </draw:frame>
        <draw:frame draw:style-name="gr93" draw:text-style-name="P5" draw:layer="layout" svg:width="5.416cm" svg:height="0.53cm" svg:x="11.204cm" svg:y="11.13cm">
          <draw:text-box>
            <text:p text:style-name="P2"><text:span text:style-name="T4">peut <text:s/>être <text:s/></text:span><text:span text:style-name="T4">réalisé <text:s/></text:span><text:span text:style-name="T4">grâce <text:s/>au </text:span></text:p>
          </draw:text-box>
        </draw:frame>
        <draw:frame draw:style-name="gr94" draw:text-style-name="P5" draw:layer="layout" svg:width="2.288cm" svg:height="0.53cm" svg:x="16.831cm" svg:y="11.13cm">
          <draw:text-box>
            <text:p text:style-name="P2"><text:span text:style-name="T4">mécanism</text:span><text:span text:style-name="T4">e </text:span></text:p>
          </draw:text-box>
        </draw:frame>
        <draw:frame draw:style-name="gr95" draw:text-style-name="P5" draw:layer="layout" svg:width="0.806cm" svg:height="0.53cm" svg:x="2.005cm" svg:y="11.765cm">
          <draw:text-box>
            <text:p text:style-name="P2"><text:span text:style-name="T4">des </text:span></text:p>
          </draw:text-box>
        </draw:frame>
        <draw:frame draw:style-name="gr96" draw:text-style-name="P5" draw:layer="layout" svg:width="4.269cm" svg:height="0.53cm" svg:x="3.019cm" svg:y="11.765cm">
          <draw:text-box>
            <text:p text:style-name="P2"><text:span text:style-name="T10">sémaphor</text:span><text:span text:style-name="T10">es</text:span><text:span text:style-name="T4"> </text:span></text:p>
          </draw:text-box>
        </draw:frame>
        <draw:frame draw:style-name="gr97" draw:text-style-name="P5" draw:layer="layout" svg:width="0.688cm" svg:height="0.53cm" svg:x="7.504cm" svg:y="11.765cm">
          <draw:text-box>
            <text:p text:style-name="P2"><text:span text:style-name="T4">qui </text:span></text:p>
          </draw:text-box>
        </draw:frame>
        <draw:frame draw:style-name="gr98" draw:text-style-name="P5" draw:layer="layout" svg:width="1.441cm" svg:height="0.53cm" svg:x="8.401cm" svg:y="11.765cm">
          <draw:text-box>
            <text:p text:style-name="P2"><text:span text:style-name="T4">permet </text:span></text:p>
          </draw:text-box>
        </draw:frame>
        <draw:frame draw:style-name="gr99" draw:text-style-name="P5" draw:layer="layout" svg:width="0.595cm" svg:height="0.53cm" svg:x="10.053cm" svg:y="11.765cm">
          <draw:text-box>
            <text:p text:style-name="P2"><text:span text:style-name="T4">de </text:span></text:p>
          </draw:text-box>
        </draw:frame>
        <draw:frame draw:style-name="gr100" draw:text-style-name="P5" draw:layer="layout" svg:width="0.899cm" svg:height="0.53cm" svg:x="10.855cm" svg:y="11.765cm">
          <draw:text-box>
            <text:p text:style-name="P2"><text:span text:style-name="T4">plus </text:span></text:p>
          </draw:text-box>
        </draw:frame>
        <draw:frame draw:style-name="gr10" draw:text-style-name="P5" draw:layer="layout" svg:width="1.488cm" svg:height="0.53cm" svg:x="11.964cm" svg:y="11.765cm">
          <draw:text-box>
            <text:p text:style-name="P2"><text:span text:style-name="T4">d’éviter </text:span></text:p>
          </draw:text-box>
        </draw:frame>
        <draw:frame draw:style-name="gr101" draw:text-style-name="P5" draw:layer="layout" svg:width="5.455cm" svg:height="0.53cm" svg:x="13.666cm" svg:y="11.765cm">
          <draw:text-box>
            <text:p text:style-name="P2"><text:span text:style-name="T10">l’attente </text:span><text:span text:style-name="T10">active</text:span><text:span text:style-name="T4"> </text:span></text:p>
          </draw:text-box>
        </draw:frame>
        <draw:frame draw:style-name="gr102" draw:text-style-name="P5" draw:layer="layout" svg:width="8.57cm" svg:height="0.53cm" svg:x="2.005cm" svg:y="12.4cm">
          <draw:text-box>
            <text:p text:style-name="P2"><text:span text:style-name="T4">contrairem</text:span><text:span text:style-name="T4">ent à </text:span><text:span text:style-name="T4">d’autres </text:span><text:span text:style-name="T4">solutions </text:span><text:span text:style-name="T4">logicielles. </text:span></text:p>
          </draw:text-box>
        </draw:frame>
        <draw:line draw:style-name="gr87" draw:text-style-name="P13" draw:layer="layout" svg:x1="2.004cm" svg:y1="13.965cm" svg:x2="4.616cm" svg:y2="13.965cm">
          <text:p/>
        </draw:line>
        <draw:frame draw:style-name="gr103" draw:text-style-name="P5" draw:layer="layout" svg:width="17.058cm" svg:height="0.53cm" svg:x="2.005cm" svg:y="13.529cm">
          <draw:text-box>
            <text:p text:style-name="P2"><text:span text:style-name="T4">Mots à </text:span><text:span text:style-name="T4">utiliser </text:span><text:span text:style-name="T4">(vous </text:span><text:span text:style-name="T4">pouvez </text:span><text:span text:style-name="T4">les barrer </text:span><text:span text:style-name="T4">au fur et à </text:span><text:span text:style-name="T4">mesure </text:span><text:span text:style-name="T4">pour un </text:span><text:span text:style-name="T4">total retour </text:span><text:span text:style-name="T4">en </text:span><text:span text:style-name="T4">enfance) :</text:span></text:p>
          </draw:text-box>
        </draw:frame>
        <draw:frame draw:style-name="gr104" draw:text-style-name="P5" draw:layer="layout" svg:width="13.9cm" svg:height="0.53cm" svg:x="2.005cm" svg:y="14.023cm">
          <draw:text-box>
            <text:p text:style-name="P2"><text:span text:style-name="T4">exclusion <text:s/></text:span><text:span text:style-name="T4">mutuelle <text:s/>- </text:span><text:span text:style-name="T4"><text:s/>tube <text:s/>- <text:s/></text:span><text:span text:style-name="T4">inclusion <text:s/></text:span><text:span text:style-name="T4">indépenda</text:span><text:span text:style-name="T4">nte <text:s/>- <text:s/></text:span><text:span text:style-name="T4">attente <text:s/></text:span><text:span text:style-name="T4">active <text:s/>- </text:span></text:p>
          </draw:text-box>
        </draw:frame>
        <draw:frame draw:style-name="gr105" draw:text-style-name="P5" draw:layer="layout" svg:width="3.338cm" svg:height="0.53cm" svg:x="15.869cm" svg:y="14.023cm">
          <draw:text-box>
            <text:p text:style-name="P2"><text:span text:style-name="T4"><text:s text:c="2"/></text:span><text:span text:style-name="T4">pâte <text:s/>à <text:s/></text:span><text:span text:style-name="T4">crêpe <text:s/>- </text:span></text:p>
          </draw:text-box>
        </draw:frame>
        <draw:frame draw:style-name="gr106" draw:text-style-name="P5" draw:layer="layout" svg:width="17.257cm" svg:height="0.53cm" svg:x="2.005cm" svg:y="14.517cm">
          <draw:text-box>
            <text:p text:style-name="P2"><text:span text:style-name="T4">sémaphor</text:span><text:span text:style-name="T4">e - c’est <text:s/></text:span><text:span text:style-name="T4">moi <text:s/>l’ <text:s/></text:span><text:span text:style-name="T4">plus <text:s/>fort <text:s/>- </text:span><text:span text:style-name="T4"><text:s/></text:span><text:span text:style-name="T4">processus </text:span><text:span text:style-name="T4">- signaux - </text:span><text:span text:style-name="T4">attention <text:s/>- </text:span><text:span text:style-name="T4">section <text:s/></text:span><text:span text:style-name="T4">christique </text:span><text:span text:style-name="T4">- </text:span></text:p>
          </draw:text-box>
        </draw:frame>
        <draw:frame draw:style-name="gr107" draw:text-style-name="P5" draw:layer="layout" svg:width="9.404cm" svg:height="0.53cm" svg:x="2.005cm" svg:y="15.011cm">
          <draw:text-box>
            <text:p text:style-name="P2"><text:span text:style-name="T4">section </text:span><text:span text:style-name="T4">critique - </text:span><text:span text:style-name="T4">attente </text:span><text:span text:style-name="T4">passive - </text:span><text:span text:style-name="T4">attente </text:span><text:span text:style-name="T4">lascive. </text:span></text:p>
          </draw:text-box>
        </draw:frame>
        <draw:frame draw:style-name="gr108" draw:text-style-name="P5" draw:layer="layout" svg:width="1.513cm" svg:height="0.53cm" svg:x="2.005cm" svg:y="16.492cm">
          <draw:text-box>
            <text:p text:style-name="P2"><text:span text:style-name="T4">2) Pour </text:span></text:p>
          </draw:text-box>
        </draw:frame>
        <draw:frame draw:style-name="gr109" draw:text-style-name="P5" draw:layer="layout" svg:width="1.793cm" svg:height="0.53cm" svg:x="3.662cm" svg:y="16.492cm">
          <draw:text-box>
            <text:p text:style-name="P2"><text:span text:style-name="T4">remédier </text:span></text:p>
          </draw:text-box>
        </draw:frame>
        <draw:frame draw:style-name="gr99" draw:text-style-name="P5" draw:layer="layout" svg:width="0.595cm" svg:height="0.53cm" svg:x="5.6cm" svg:y="16.492cm">
          <draw:text-box>
            <text:p text:style-name="P2"><text:span text:style-name="T4">au </text:span></text:p>
          </draw:text-box>
        </draw:frame>
        <draw:frame draw:style-name="gr110" draw:text-style-name="P5" draw:layer="layout" svg:width="4.036cm" svg:height="0.53cm" svg:x="6.34cm" svg:y="16.492cm">
          <draw:text-box>
            <text:p text:style-name="P2"><text:span text:style-name="T4">problème <text:s/></text:span><text:span text:style-name="T4">ci-dessus, </text:span></text:p>
          </draw:text-box>
        </draw:frame>
        <draw:frame draw:style-name="gr99" draw:text-style-name="P5" draw:layer="layout" svg:width="0.595cm" svg:height="0.53cm" svg:x="10.547cm" svg:y="16.492cm">
          <draw:text-box>
            <text:p text:style-name="P2"><text:span text:style-name="T4">on </text:span></text:p>
          </draw:text-box>
        </draw:frame>
        <draw:frame draw:style-name="gr111" draw:text-style-name="P5" draw:layer="layout" svg:width="0.569cm" svg:height="0.53cm" svg:x="11.286cm" svg:y="16.492cm">
          <draw:text-box>
            <text:p text:style-name="P2"><text:span text:style-name="T4">va </text:span></text:p>
          </draw:text-box>
        </draw:frame>
        <draw:frame draw:style-name="gr112" draw:text-style-name="P5" draw:layer="layout" svg:width="2.225cm" svg:height="0.53cm" svg:x="12.002cm" svg:y="16.492cm">
          <draw:text-box>
            <text:p text:style-name="P2"><text:span text:style-name="T4">maintenan</text:span><text:span text:style-name="T4">t </text:span></text:p>
          </draw:text-box>
        </draw:frame>
        <draw:frame draw:style-name="gr113" draw:text-style-name="P5" draw:layer="layout" svg:width="1.725cm" svg:height="0.53cm" svg:x="14.365cm" svg:y="16.492cm">
          <draw:text-box>
            <text:p text:style-name="P2"><text:span text:style-name="T4">regarder </text:span></text:p>
          </draw:text-box>
        </draw:frame>
        <draw:frame draw:style-name="gr114" draw:text-style-name="P5" draw:layer="layout" svg:width="2.855cm" svg:height="0.53cm" svg:x="16.233cm" svg:y="16.492cm">
          <draw:text-box>
            <text:p text:style-name="P2"><text:span text:style-name="T4">le <text:s/></text:span><text:span text:style-name="T4">programm</text:span><text:span text:style-name="T4">e </text:span></text:p>
          </draw:text-box>
        </draw:frame>
        <draw:frame draw:style-name="gr115" draw:text-style-name="P5" draw:layer="layout" svg:width="3.558cm" svg:height="0.471cm" svg:x="2.499cm" svg:y="17.042cm">
          <draw:text-box>
            <text:p text:style-name="P2"><text:span text:style-name="T6">mutex-</text:span><text:span text:style-name="T6">thread.</text:span><text:span text:style-name="T6">c</text:span></text:p>
          </draw:text-box>
        </draw:frame>
        <draw:frame draw:style-name="gr116" draw:text-style-name="P5" draw:layer="layout" svg:width="12.944cm" svg:height="0.53cm" svg:x="6.062cm" svg:y="16.986cm">
          <draw:text-box>
            <text:p text:style-name="P2"><text:span text:style-name="T4"><text:s/></text:span><text:span text:style-name="T4">. Ouvrez </text:span><text:span text:style-name="T4">ce </text:span><text:span text:style-name="T4">programm</text:span><text:span text:style-name="T4">e et </text:span><text:span text:style-name="T4">remarquez </text:span><text:span text:style-name="T4">comment </text:span><text:span text:style-name="T4">en <text:s/>faisant </text:span><text:span text:style-name="T4">attendre </text:span></text:p>
          </draw:text-box>
        </draw:frame>
        <draw:frame draw:style-name="gr117" draw:text-style-name="P5" draw:layer="layout" svg:width="17.274cm" svg:height="0.53cm" svg:x="2.499cm" svg:y="17.515cm">
          <draw:text-box>
            <text:p text:style-name="P2"><text:span text:style-name="T4">les <text:s/></text:span><text:span text:style-name="T4">processus </text:span><text:span text:style-name="T4"><text:s/>fils <text:s/>un <text:s/></text:span><text:span text:style-name="T4">temps non </text:span><text:span text:style-name="T4"><text:s/>prévisible </text:span><text:span text:style-name="T4"><text:s/>à <text:s/>un <text:s/></text:span><text:span text:style-name="T4">endroit <text:s/></text:span><text:span text:style-name="T4">critique, <text:s/></text:span><text:span text:style-name="T4">on <text:s/>peut <text:s/></text:span><text:span text:style-name="T4">utiliser <text:s/></text:span><text:span text:style-name="T4">bien </text:span></text:p>
          </draw:text-box>
        </draw:frame>
        <draw:frame draw:style-name="gr118" draw:text-style-name="P5" draw:layer="layout" svg:width="1.251cm" svg:height="0.53cm" svg:x="2.499cm" svg:y="18.009cm">
          <draw:text-box>
            <text:p text:style-name="P2"><text:span text:style-name="T4">moins </text:span></text:p>
          </draw:text-box>
        </draw:frame>
        <draw:frame draw:style-name="gr99" draw:text-style-name="P5" draw:layer="layout" svg:width="0.595cm" svg:height="0.53cm" svg:x="3.902cm" svg:y="18.009cm">
          <draw:text-box>
            <text:p text:style-name="P2"><text:span text:style-name="T4">de </text:span></text:p>
          </draw:text-box>
        </draw:frame>
        <draw:frame draw:style-name="gr119" draw:text-style-name="P5" draw:layer="layout" svg:width="1.539cm" svg:height="0.53cm" svg:x="4.647cm" svg:y="18.009cm">
          <draw:text-box>
            <text:p text:style-name="P2"><text:span text:style-name="T4">threads </text:span></text:p>
          </draw:text-box>
        </draw:frame>
        <draw:frame draw:style-name="gr120" draw:text-style-name="P5" draw:layer="layout" svg:width="0.971cm" svg:height="0.53cm" svg:x="6.333cm" svg:y="18.009cm">
          <draw:text-box>
            <text:p text:style-name="P2"><text:span text:style-name="T4">pour </text:span></text:p>
          </draw:text-box>
        </draw:frame>
        <draw:frame draw:style-name="gr121" draw:text-style-name="P5" draw:layer="layout" svg:width="2.034cm" svg:height="0.53cm" svg:x="7.454cm" svg:y="18.009cm">
          <draw:text-box>
            <text:p text:style-name="P2"><text:span text:style-name="T4">provoquer </text:span></text:p>
          </draw:text-box>
        </draw:frame>
        <draw:frame draw:style-name="gr122" draw:text-style-name="P5" draw:layer="layout" svg:width="1.89cm" svg:height="0.53cm" svg:x="9.634cm" svg:y="18.009cm">
          <draw:text-box>
            <text:p text:style-name="P2"><text:span text:style-name="T4">le <text:s/>soucis </text:span></text:p>
          </draw:text-box>
        </draw:frame>
        <draw:frame draw:style-name="gr123" draw:text-style-name="P5" draw:layer="layout" svg:width="4.417cm" svg:height="0.53cm" svg:x="11.712cm" svg:y="18.009cm">
          <draw:text-box>
            <text:p text:style-name="P2"><text:span text:style-name="T4">repéré <text:s/></text:span><text:span text:style-name="T4">précédem</text:span><text:span text:style-name="T4">ment </text:span></text:p>
          </draw:text-box>
        </draw:frame>
        <draw:frame draw:style-name="gr69" draw:text-style-name="P5" draw:layer="layout" svg:width="0.422cm" svg:height="0.53cm" svg:x="16.307cm" svg:y="18.009cm">
          <draw:text-box>
            <text:p text:style-name="P2"><text:span text:style-name="T4">: </text:span></text:p>
          </draw:text-box>
        </draw:frame>
        <draw:frame draw:style-name="gr124" draw:text-style-name="P5" draw:layer="layout" svg:width="2.385cm" svg:height="0.53cm" svg:x="16.698cm" svg:y="18.009cm">
          <draw:text-box>
            <text:p text:style-name="P2"><text:span text:style-name="T4">compilez <text:s/></text:span><text:span text:style-name="T4">et </text:span></text:p>
          </draw:text-box>
        </draw:frame>
        <draw:frame draw:style-name="gr125" draw:text-style-name="P5" draw:layer="layout" svg:width="7.034cm" svg:height="0.53cm" svg:x="2.499cm" svg:y="18.503cm">
          <draw:text-box>
            <text:p text:style-name="P2"><text:span text:style-name="T4">exécutez </text:span><text:span text:style-name="T4">le </text:span><text:span text:style-name="T4">programm</text:span><text:span text:style-name="T4">e pour </text:span><text:span text:style-name="T4">vérifier. </text:span></text:p>
          </draw:text-box>
        </draw:frame>
        <draw:frame draw:style-name="gr126" draw:text-style-name="P5" draw:layer="layout" svg:width="17.172cm" svg:height="0.53cm" svg:x="2.005cm" svg:y="19.491cm">
          <draw:text-box>
            <text:p text:style-name="P2"><text:span text:style-name="T4">Devinette : </text:span><text:span text:style-name="T4">que fait </text:span><text:span text:style-name="T4">l’instructio</text:span><text:span text:style-name="T4">n </text:span><text:span text:style-name="T4">pthread_m</text:span><text:span text:style-name="T4">utex_init </text:span><text:span text:style-name="T4">( &amp;mutex, </text:span><text:span text:style-name="T4">NULL); </text:span><text:span text:style-name="T4">située </text:span><text:span text:style-name="T4">dans le </text:span><text:span text:style-name="T4">main ? </text:span></text:p>
          </draw:text-box>
        </draw:frame>
        <draw:frame draw:style-name="gr127" draw:text-style-name="P5" draw:layer="layout" svg:width="11.703cm" svg:height="0.53cm" svg:x="2.005cm" svg:y="19.985cm">
          <draw:text-box>
            <text:p text:style-name="P2"><text:span text:style-name="T4">(aide : </text:span><text:span text:style-name="T4">consultez </text:span><text:span text:style-name="T4">la diapo </text:span><text:span text:style-name="T4">73 du </text:span><text:span text:style-name="T4">cours 1 et </text:span><text:span text:style-name="T4">ses </text:span><text:span text:style-name="T4">copines </text:span><text:span text:style-name="T4">autour)</text:span></text:p>
          </draw:text-box>
        </draw:frame>
        <draw:frame draw:style-name="gr128" draw:text-style-name="P5" draw:layer="layout" svg:width="3.782cm" svg:height="0.53cm" svg:x="2.005cm" svg:y="22.948cm">
          <draw:text-box>
            <text:p text:style-name="P2"><text:span text:style-name="T4">3) <text:s/>A <text:s/></text:span><text:span text:style-name="T4">quelle <text:s/></text:span><text:span text:style-name="T4">valeur </text:span></text:p>
          </draw:text-box>
        </draw:frame>
        <draw:frame draw:style-name="gr129" draw:text-style-name="P5" draw:layer="layout" svg:width="13.439cm" svg:height="0.53cm" svg:x="5.805cm" svg:y="22.948cm">
          <draw:text-box>
            <text:p text:style-name="P2"><text:span text:style-name="T4">le <text:s/></text:span><text:span text:style-name="T4">sémaphor</text:span><text:span text:style-name="T4">e <text:s/>est <text:s/></text:span><text:span text:style-name="T4">initialisé <text:s/></text:span><text:span text:style-name="T4">après <text:s/></text:span><text:span text:style-name="T4">cette <text:s/></text:span><text:span text:style-name="T4">instruction </text:span><text:span text:style-name="T4"><text:s/>? <text:s/>Est-il <text:s/></text:span><text:span text:style-name="T4">possible </text:span></text:p>
          </draw:text-box>
        </draw:frame>
        <draw:frame draw:style-name="gr66" draw:text-style-name="P5" draw:layer="layout" svg:width="17.503cm" svg:height="0.53cm" svg:x="2.005cm" svg:y="23.442cm">
          <draw:text-box>
            <text:p text:style-name="P2"><text:span text:style-name="T4">d’utiliser <text:s/></text:span><text:span text:style-name="T4">la <text:s/>même <text:s/></text:span><text:span text:style-name="T4">instruction </text:span><text:span text:style-name="T4"><text:s/></text:span><text:span text:style-name="T4">différemm</text:span><text:span text:style-name="T4">ent <text:s/>pour <text:s/></text:span><text:span text:style-name="T4">donner <text:s/></text:span><text:span text:style-name="T4">une <text:s/></text:span><text:span text:style-name="T4">valeur <text:s/></text:span><text:span text:style-name="T4">plus <text:s/></text:span><text:span text:style-name="T4">importante </text:span><text:span text:style-name="T4"><text:s/>au </text:span></text:p>
          </draw:text-box>
        </draw:frame>
        <draw:frame draw:style-name="gr130" draw:text-style-name="P5" draw:layer="layout" svg:width="5.81cm" svg:height="0.53cm" svg:x="2.005cm" svg:y="23.936cm">
          <draw:text-box>
            <text:p text:style-name="P2"><text:span text:style-name="T4">sémaphor</text:span><text:span text:style-name="T4">e ? si oui </text:span><text:span text:style-name="T4">comment </text:span><text:span text:style-name="T4">?</text:span></text:p>
          </draw:text-box>
        </draw:frame>
        <draw:frame draw:style-name="gr82" draw:text-style-name="P11" draw:layer="layout" svg:width="13.642cm" svg:height="0.505cm" svg:x="3.9cm" svg:y="5.9cm">
          <draw:text-box>
            <text:p><text:span text:style-name="T11">Les </text:span><text:span text:style-name="T11">valeurs de </text:span><text:span text:style-name="T11">la somme </text:span><text:span text:style-name="T11">sont </text:span><text:span text:style-name="T11">fausses, </text:span><text:span text:style-name="T11">elles </text:span><text:span text:style-name="T11">varient </text:span><text:span text:style-name="T11">autour de </text:span><text:span text:style-name="T11">la vrai </text:span><text:span text:style-name="T11">valeur</text:span></text:p>
          </draw:text-box>
        </draw:frame>
        <draw:frame draw:style-name="gr82" draw:text-style-name="P11" draw:layer="layout" svg:width="6.784cm" svg:height="0.505cm" svg:x="3.1cm" svg:y="21.7cm">
          <draw:text-box>
            <text:p><text:span text:style-name="T11">Elle </text:span><text:span text:style-name="T11">initialise </text:span><text:span text:style-name="T11">une </text:span><text:span text:style-name="T11">exclusion </text:span><text:span text:style-name="T11">mutuelle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0.991cm" svg:height="29.704cm" svg:x="0.004cm" svg:y="-0.003cm" svg:viewBox="0 0 20992 29705" draw:points="0,0 20992,0 20992,29705 0,29705">
          <text:p/>
        </draw:polygon>
        <draw:polygon draw:style-name="gr1" draw:text-style-name="P1" draw:layer="layout" svg:width="20.991cm" svg:height="29.704cm" svg:x="0.004cm" svg:y="-0.003cm" svg:viewBox="0 0 20992 29705" draw:points="0,0 20992,0 20992,29705 0,29705">
          <text:p/>
        </draw:polygon>
        <draw:frame draw:style-name="gr131" draw:text-style-name="P5" draw:layer="layout" svg:width="15.67cm" svg:height="0.53cm" svg:x="2.005cm" svg:y="1.993cm">
          <draw:text-box>
            <text:p text:style-name="P2"><text:span text:style-name="T4">4) Dans </text:span><text:span text:style-name="T4">quel cas </text:span><text:span text:style-name="T4">voudrait-</text:span><text:span text:style-name="T4">on donner </text:span><text:span text:style-name="T4">une valeur </text:span><text:span text:style-name="T4">plus </text:span><text:span text:style-name="T4">importante </text:span><text:span text:style-name="T4">à <text:s/>un </text:span><text:span text:style-name="T4">sémaphor</text:span><text:span text:style-name="T4">e ?</text:span></text:p>
          </draw:text-box>
        </draw:frame>
        <draw:frame draw:style-name="gr132" draw:text-style-name="P5" draw:layer="layout" svg:width="17.113cm" svg:height="0.53cm" svg:x="2.005cm" svg:y="4.956cm">
          <draw:text-box>
            <text:p text:style-name="P2"><text:span text:style-name="T4">5) Placez </text:span><text:span text:style-name="T4">les </text:span><text:span text:style-name="T4">instruction</text:span><text:span text:style-name="T4">s </text:span><text:span text:style-name="T4">suivantes </text:span><text:span text:style-name="T4">au bon </text:span><text:span text:style-name="T4">endroit </text:span><text:span text:style-name="T4">dans le </text:span><text:span text:style-name="T4">code (à </text:span><text:span text:style-name="T4">nouveau </text:span><text:span text:style-name="T4">voir </text:span><text:span text:style-name="T4">diapos du </text:span></text:p>
          </draw:text-box>
        </draw:frame>
        <draw:frame draw:style-name="gr133" draw:text-style-name="P5" draw:layer="layout" svg:width="4.13cm" svg:height="0.53cm" svg:x="2.005cm" svg:y="5.45cm">
          <draw:text-box>
            <text:p text:style-name="P2"><text:span text:style-name="T4">cours, si </text:span><text:span text:style-name="T4">nécessair</text:span><text:span text:style-name="T4">e) :</text:span></text:p>
          </draw:text-box>
        </draw:frame>
        <draw:frame draw:style-name="gr134" draw:text-style-name="P5" draw:layer="layout" svg:width="7.114cm" svg:height="0.471cm" svg:x="2.005cm" svg:y="6.494cm">
          <draw:text-box>
            <text:p text:style-name="P2"><text:span text:style-name="T6">pthread</text:span><text:span text:style-name="T6">_mutex_</text:span><text:span text:style-name="T6">lock </text:span><text:span text:style-name="T6">(&amp;mutex</text:span><text:span text:style-name="T6">);</text:span></text:p>
          </draw:text-box>
        </draw:frame>
        <draw:frame draw:style-name="gr135" draw:text-style-name="P5" draw:layer="layout" svg:width="7.622cm" svg:height="0.471cm" svg:x="2.005cm" svg:y="7.482cm">
          <draw:text-box>
            <text:p text:style-name="P2"><text:span text:style-name="T6">pthread</text:span><text:span text:style-name="T6">_mutex_</text:span><text:span text:style-name="T6">unlock </text:span><text:span text:style-name="T6">(&amp;mutex</text:span><text:span text:style-name="T6">);</text:span></text:p>
          </draw:text-box>
        </draw:frame>
        <draw:frame draw:style-name="gr136" draw:text-style-name="P5" draw:layer="layout" svg:width="17.744cm" svg:height="0.53cm" svg:x="2.005cm" svg:y="8.907cm">
          <draw:text-box>
            <text:p text:style-name="P2"><text:span text:style-name="T4">Puis <text:s/></text:span><text:span text:style-name="T4">compiler <text:s/></text:span><text:span text:style-name="T4">et <text:s/></text:span><text:span text:style-name="T4">exécuter <text:s/></text:span><text:span text:style-name="T4">le <text:s/>code </text:span><text:span text:style-name="T4">pour <text:s/>voir <text:s/></text:span><text:span text:style-name="T4">si <text:s/>le <text:s/></text:span><text:span text:style-name="T4">soucis <text:s/>de <text:s/></text:span><text:span text:style-name="T4">compteur <text:s/></text:span><text:span text:style-name="T4">est <text:s/>réglé <text:s/></text:span><text:span text:style-name="T4">ou <text:s/>pas </text:span></text:p>
          </draw:text-box>
        </draw:frame>
        <draw:frame draw:style-name="gr137" draw:text-style-name="P5" draw:layer="layout" svg:width="17.134cm" svg:height="0.53cm" svg:x="2.005cm" svg:y="9.401cm">
          <draw:text-box>
            <text:p text:style-name="P2"><text:span text:style-name="T4">(vérifiez </text:span><text:span text:style-name="T4">sur <text:s/></text:span><text:span text:style-name="T4">plusieurs </text:span><text:span text:style-name="T4">exécution</text:span><text:span text:style-name="T4">s). <text:s text:c="2"/></text:span><text:span text:style-name="T4">Vérifiez </text:span><text:span text:style-name="T4">déjà sur <text:s/></text:span><text:span text:style-name="T4">plusieurs </text:span><text:span text:style-name="T4">exécution</text:span><text:span text:style-name="T4">s du <text:s/></text:span><text:span text:style-name="T4">programm</text:span><text:span text:style-name="T4">e </text:span></text:p>
          </draw:text-box>
        </draw:frame>
        <draw:frame draw:style-name="gr138" draw:text-style-name="P5" draw:layer="layout" svg:width="17.155cm" svg:height="0.53cm" svg:x="2.005cm" svg:y="9.895cm">
          <draw:text-box>
            <text:p text:style-name="P2"><text:span text:style-name="T4">que le </text:span><text:span text:style-name="T4">soucis est </text:span><text:span text:style-name="T4">réglé, puis </text:span><text:span text:style-name="T4">pour <text:s/></text:span><text:span text:style-name="T4">vérifier <text:s/></text:span><text:span text:style-name="T4">d’une </text:span><text:span text:style-name="T4">autre </text:span><text:span text:style-name="T4">façon, <text:s/></text:span><text:span text:style-name="T4">commente</text:span><text:span text:style-name="T4">z la <text:s/>partie </text:span><text:span text:style-name="T4">qui <text:s/>fait </text:span></text:p>
          </draw:text-box>
        </draw:frame>
        <draw:frame draw:style-name="gr139" draw:text-style-name="P5" draw:layer="layout" svg:width="16.923cm" svg:height="0.53cm" svg:x="2.005cm" svg:y="10.389cm">
          <draw:text-box>
            <text:p text:style-name="P2"><text:span text:style-name="T4">dormir les </text:span><text:span text:style-name="T4">processus </text:span><text:span text:style-name="T4">et passez </text:span><text:span text:style-name="T4">à 10 000 </text:span><text:span text:style-name="T4">processus</text:span><text:span text:style-name="T4">. Est-ce ok </text:span><text:span text:style-name="T4"><text:s/>au bout </text:span><text:span text:style-name="T4">de 10 </text:span><text:span text:style-name="T4">essais à </text:span><text:span text:style-name="T4">10 </text:span></text:p>
          </draw:text-box>
        </draw:frame>
        <draw:frame draw:style-name="gr140" draw:text-style-name="P5" draw:layer="layout" svg:width="3.122cm" svg:height="0.53cm" svg:x="2.005cm" svg:y="10.883cm">
          <draw:text-box>
            <text:p text:style-name="P2"><text:span text:style-name="T4">000 </text:span><text:span text:style-name="T4">processus </text:span><text:span text:style-name="T4">?</text:span></text:p>
          </draw:text-box>
        </draw:frame>
        <draw:frame draw:style-name="gr141" draw:text-style-name="P6" draw:layer="layout" svg:width="5.222cm" svg:height="0.73cm" svg:x="2.005cm" svg:y="12.865cm">
          <draw:text-box>
            <text:p text:style-name="P2"><text:span text:style-name="T5">IV - Signaux et tube</text:span></text:p>
          </draw:text-box>
        </draw:frame>
        <draw:frame draw:style-name="gr142" draw:text-style-name="P5" draw:layer="layout" svg:width="17.037cm" svg:height="0.53cm" svg:x="2.005cm" svg:y="14.023cm">
          <draw:text-box>
            <text:p text:style-name="P2"><text:span text:style-name="T4">Revenez sur le cours numéro 2 et écrivez les programmes nécessaires pour les exercices </text:span></text:p>
          </draw:text-box>
        </draw:frame>
        <draw:frame draw:style-name="gr143" draw:text-style-name="P5" draw:layer="layout" svg:width="1.704cm" svg:height="0.53cm" svg:x="2.005cm" svg:y="14.517cm">
          <draw:text-box>
            <text:p text:style-name="P2"><text:span text:style-name="T4">suivant : </text:span></text:p>
          </draw:text-box>
        </draw:frame>
        <draw:frame draw:style-name="gr144" draw:text-style-name="P5" draw:layer="layout" svg:width="2.881cm" svg:height="0.53cm" svg:x="2.005cm" svg:y="15.504cm">
          <draw:text-box>
            <text:p text:style-name="P2"><text:span text:style-name="T4">- exercices p13</text:span></text:p>
          </draw:text-box>
        </draw:frame>
        <draw:frame draw:style-name="gr144" draw:text-style-name="P5" draw:layer="layout" svg:width="2.881cm" svg:height="0.53cm" svg:x="2.005cm" svg:y="17.48cm">
          <draw:text-box>
            <text:p text:style-name="P2"><text:span text:style-name="T4">- exercices p20</text:span></text:p>
          </draw:text-box>
        </draw:frame>
        <draw:frame draw:style-name="gr145" draw:text-style-name="P6" draw:layer="layout" svg:width="5.002cm" svg:height="0.73cm" svg:x="2.005cm" svg:y="19.462cm">
          <draw:text-box>
            <text:p text:style-name="P2"><text:span text:style-name="T5">V - Le tout à la fois</text:span></text:p>
          </draw:text-box>
        </draw:frame>
        <draw:frame draw:style-name="gr90" draw:text-style-name="P5" draw:layer="layout" svg:width="17.469cm" svg:height="0.53cm" svg:x="2.005cm" svg:y="21.114cm">
          <draw:text-box>
            <text:p text:style-name="P2"><text:span text:style-name="T4">Ecrivez <text:s/>un <text:s/>programme <text:s/>qui <text:s/>prend <text:s/>deux <text:s/>arguments <text:s/>en <text:s/>entrée <text:s/>: <text:s/>un <text:s/>nom <text:s/>de <text:s/>dossier <text:s/>de </text:span></text:p>
          </draw:text-box>
        </draw:frame>
        <draw:frame draw:style-name="gr146" draw:text-style-name="P5" draw:layer="layout" svg:width="17.316cm" svg:height="0.53cm" svg:x="2.005cm" svg:y="21.607cm">
          <draw:text-box>
            <text:p text:style-name="P2"><text:span text:style-name="T4">départ, <text:s/>et <text:s/>un <text:s/>nom de dossier <text:s/>d’arrivée. <text:s/>Le programme doit <text:s/></text:span><text:span text:style-name="T4">copier <text:s/>tous <text:s/>les fichiers (non </text:span></text:p>
          </draw:text-box>
        </draw:frame>
        <draw:frame draw:style-name="gr147" draw:text-style-name="P5" draw:layer="layout" svg:width="17.244cm" svg:height="0.53cm" svg:x="2.005cm" svg:y="22.101cm">
          <draw:text-box>
            <text:p text:style-name="P2"><text:span text:style-name="T4">récursivement) <text:s/>du <text:s/>dossier <text:s/></text:span><text:span text:style-name="T4">de départ <text:s/>dans le dossier <text:s/></text:span><text:span text:style-name="T4">d’arrivée (qu’on <text:s/>suppose </text:span><text:span text:style-name="T4">créé à <text:s/>la </text:span></text:p>
          </draw:text-box>
        </draw:frame>
        <draw:frame draw:style-name="gr148" draw:text-style-name="P5" draw:layer="layout" svg:width="17.02cm" svg:height="0.53cm" svg:x="2.005cm" svg:y="22.595cm">
          <draw:text-box>
            <text:p text:style-name="P2"><text:span text:style-name="T4">main dans un <text:s/>premier temps), </text:span><text:span text:style-name="T4">en faisant appel à un thread </text:span><text:span text:style-name="T4">différent pour chaque fichier à </text:span></text:p>
          </draw:text-box>
        </draw:frame>
        <draw:frame draw:style-name="gr148" draw:text-style-name="P5" draw:layer="layout" svg:width="17.02cm" svg:height="0.53cm" svg:x="2.005cm" svg:y="23.089cm">
          <draw:text-box>
            <text:p text:style-name="P2"><text:span text:style-name="T4">copier. Si le fichier ne peut pas être copié, alors le thread enverra un signal <text:s/>indiquant une </text:span></text:p>
          </draw:text-box>
        </draw:frame>
        <draw:frame draw:style-name="gr149" draw:text-style-name="P5" draw:layer="layout" svg:width="17.465cm" svg:height="0.53cm" svg:x="2.005cm" svg:y="23.583cm">
          <draw:text-box>
            <text:p text:style-name="P2"><text:span text:style-name="T4">situation <text:s/>à <text:s/>problème <text:s/>en <text:s/>écrivant <text:s/>son <text:s/>numéro <text:s/>et <text:s/>le <text:s/>fichier <text:s/>à <text:s/></text:span><text:span text:style-name="T4">problème <text:s/>dans <text:s/>un <text:s/>fichier </text:span></text:p>
          </draw:text-box>
        </draw:frame>
        <draw:frame draw:style-name="gr150" draw:text-style-name="P5" draw:layer="layout" svg:width="3.693cm" svg:height="0.53cm" svg:x="2.005cm" svg:y="24.077cm">
          <draw:text-box>
            <text:p text:style-name="P2"><text:span text:style-name="T4">partagé du nom de </text:span></text:p>
          </draw:text-box>
        </draw:frame>
        <draw:frame draw:style-name="gr77" draw:text-style-name="P5" draw:layer="layout" svg:width="2.542cm" svg:height="0.471cm" svg:x="5.71cm" svg:y="24.133cm">
          <draw:text-box>
            <text:p text:style-name="P2"><text:span text:style-name="T6">errors.log</text:span></text:p>
          </draw:text-box>
        </draw:frame>
        <draw:frame draw:style-name="gr151" draw:text-style-name="P5" draw:layer="layout" svg:width="10.797cm" svg:height="0.53cm" svg:x="8.249cm" svg:y="24.077cm">
          <draw:text-box>
            <text:p text:style-name="P2"><text:span text:style-name="T4"><text:s/></text:span><text:span text:style-name="T4">. Bien sûr l’accès à ce fichier ne doit être réalisé que par </text:span></text:p>
          </draw:text-box>
        </draw:frame>
        <draw:frame draw:style-name="gr152" draw:text-style-name="P5" draw:layer="layout" svg:width="14.239cm" svg:height="0.53cm" svg:x="2.005cm" svg:y="24.571cm">
          <draw:text-box>
            <text:p text:style-name="P2"><text:span text:style-name="T4">un seul thread à la fois (vous </text:span><text:span text:style-name="T4">utiliserez un (des ?) sémaphore(s) </text:span><text:span text:style-name="T4">pour cela). </text:span></text:p>
          </draw:text-box>
        </draw:frame>
        <draw:frame draw:style-name="gr153" draw:text-style-name="P5" draw:layer="layout" svg:width="17.033cm" svg:height="0.53cm" svg:x="2.005cm" svg:y="25.559cm">
          <draw:text-box>
            <text:p text:style-name="P2"><text:span text:style-name="T4">Pour <text:s/>tester <text:s/></text:span><text:span text:style-name="T4">le </text:span><text:span text:style-name="T4">programme, </text:span><text:span text:style-name="T4">vous </text:span><text:span text:style-name="T4">choisirez un </text:span><text:span text:style-name="T4">dossier <text:s/>de </text:span><text:span text:style-name="T4">départ où </text:span><text:span text:style-name="T4">vous aurez </text:span><text:span text:style-name="T4">enlevé les </text:span></text:p>
          </draw:text-box>
        </draw:frame>
        <draw:frame draw:style-name="gr154" draw:text-style-name="P5" draw:layer="layout" svg:width="6.276cm" svg:height="0.53cm" svg:x="2.005cm" svg:y="26.052cm">
          <draw:text-box>
            <text:p text:style-name="P2"><text:span text:style-name="T4">d</text:span><text:span text:style-name="T4">r</text:span><text:span text:style-name="T4">o</text:span><text:span text:style-name="T4">it</text:span><text:span text:style-name="T4">s </text:span><text:span text:style-name="T4">d</text:span><text:span text:style-name="T4">’</text:span><text:span text:style-name="T4">a</text:span><text:span text:style-name="T4">c</text:span><text:span text:style-name="T4">c</text:span><text:span text:style-name="T4">è</text:span><text:span text:style-name="T4">s </text:span><text:span text:style-name="T4">à</text:span><text:span text:style-name="T4"> </text:span><text:span text:style-name="T4">c</text:span><text:span text:style-name="T4">e</text:span><text:span text:style-name="T4">r</text:span><text:span text:style-name="T4">t</text:span><text:span text:style-name="T4">a</text:span><text:span text:style-name="T4">i</text:span><text:span text:style-name="T4">n</text:span><text:span text:style-name="T4">s </text:span><text:span text:style-name="T4">fi</text:span><text:span text:style-name="T4">c</text:span><text:span text:style-name="T4">h</text:span><text:span text:style-name="T4">i</text:span><text:span text:style-name="T4">e</text:span><text:span text:style-name="T4">r</text:span><text:span text:style-name="T4">s </text:span><text:span text:style-name="T4">(</text:span></text:p>
          </draw:text-box>
        </draw:frame>
        <draw:frame draw:style-name="gr63" draw:text-style-name="P5" draw:layer="layout" svg:width="1.272cm" svg:height="0.471cm" svg:x="8.263cm" svg:y="26.108cm">
          <draw:text-box>
            <text:p text:style-name="P2"><text:span text:style-name="T6">chmod</text:span></text:p>
          </draw:text-box>
        </draw:frame>
        <draw:frame draw:style-name="gr69" draw:text-style-name="P5" draw:layer="layout" svg:width="0.422cm" svg:height="0.53cm" svg:x="9.533cm" svg:y="26.052cm">
          <draw:text-box>
            <text:p text:style-name="P2"><text:span text:style-name="T4">)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/>
    <style:font-face style:name="Helvetica1" svg:font-family="Helvetica"/>
    <style:font-face style:name="Courier" svg:font-family="Courier" style:font-pitch="variable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cm" fo:page-height="29.6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2-12T00:41:12.493347395</dc:date>
    <meta:editing-duration>PT45M9S</meta:editing-duration>
    <meta:editing-cycles>15</meta:editing-cycles>
    <meta:generator>LibreOffice/5.1.6.2$Linux_X86_64 LibreOffice_project/10m0$Build-2</meta:generator>
    <meta:document-statistic meta:object-count="186"/>
  </office:meta>
</office:document-meta>
</file>